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.065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ro5" style:family="table-row">
      <style:table-row-properties style:row-height="1.411cm" fo:break-before="auto" style:use-optimal-row-height="true"/>
    </style:style>
    <style:style style:name="ro6" style:family="table-row">
      <style:table-row-properties style:row-height="0.915cm" fo:break-before="auto" style:use-optimal-row-height="tru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ro17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fo:background-color="transparent" fo:padding="0.071cm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4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DB107S</text:p>
          </table:table-cell>
          <table:table-cell table:style-name="ce22" office:value-type="string">
            <text:p>SMD; DBS</text:p>
          </table:table-cell>
          <table:table-cell table:style-name="ce13" office:value-type="string">
            <text:p>B1</text:p>
          </table:table-cell>
          <table:table-cell table:style-name="ce13" office:value-type="string">
            <text:p>1861409</text:p>
          </table:table-cell>
          <table:table-cell table:style-name="ce13" office:value-type="string">
            <text:p>DB107S</text:p>
          </table:table-cell>
          <table:table-cell table:style-name="ce44" office:value-type="float" office:value="0.518">
            <text:p>0,51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655-1822-1-ND</text:p>
          </table:table-cell>
          <table:table-cell table:style-name="ce70" office:value-type="float" office:value="0.41">
            <text:p>0,4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50-DB107S-G</text:p>
          </table:table-cell>
          <table:table-cell table:style-name="ce70" office:value-type="float" office:value="0.434">
            <text:p>0,43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917-8966</text:p>
          </table:table-cell>
          <table:table-cell table:style-name="ce13" office:value-type="string">
            <text:p>DB107S</text:p>
          </table:table-cell>
          <table:table-cell table:style-name="ce70" office:value-type="float" office:value="0.108">
            <text:p>0,108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DB107S</text:p>
          </table:table-cell>
          <table:table-cell table:style-name="ce44" office:value-type="float" office:value="0.1301">
            <text:p>0,130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]&lt;&gt;&quot;&quot;;&quot;&quot;;[.B3])" office:value-type="float" office:value="1">
            <text:p>1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2" table:formula="of:=IF([.B3]&lt;&gt;&quot;&quot;;MIN([.H3];[.K3];[.N3];[.R3];[.U3]);&quot;&quot;)" office:value-type="currency" office:currency="EUR" office:value="0.108">
            <text:p>0,108 €</text:p>
          </table:table-cell>
          <table:table-cell table:style-name="ce116" table:formula="of:=[.B3]" office:value-type="float" office:value="1">
            <text:p>1</text:p>
          </table:table-cell>
          <table:table-cell table:style-name="ce133" table:formula="of:=[.Z3]*[.AA3]" office:value-type="float" office:value="0.108">
            <text:p>0,10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n/400V (X2)</text:p>
          </table:table-cell>
          <table:table-cell table:style-name="ce23" office:value-type="string">
            <text:p>THT; 13x5mm; RM10</text:p>
          </table:table-cell>
          <table:table-cell table:style-name="ce14" office:value-type="string">
            <text:p>C1, C2</text:p>
          </table:table-cell>
          <table:table-cell table:style-name="ce14" office:value-type="string">
            <text:p>2728564</text:p>
          </table:table-cell>
          <table:table-cell table:style-name="ce23" office:value-type="string">
            <text:p>B32921C3473K000</text:p>
          </table:table-cell>
          <table:table-cell table:style-name="ce45" office:value-type="float" office:value="0.452">
            <text:p>0,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,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87" office:value-type="string">
            <text:p>B32921C3473M000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KP-X2-47NR10/310</text:p>
          </table:table-cell>
          <table:table-cell table:style-name="ce45" office:value-type="float" office:value="0.07722">
            <text:p>0,077</text:p>
          </table:table-cell>
          <table:table-cell table:style-name="ce78" office:value-type="float" office:value="10">
            <text:p>10</text:p>
          </table:table-cell>
          <table:table-cell table:style-name="ce105" office:value-type="float" office:value="2">
            <text:p>2</text:p>
          </table:table-cell>
          <table:table-cell table:style-name="ce78" table:formula="of:=IF([.W4]&lt;&gt;&quot;&quot;;&quot;&quot;;[.B4])">
            <text:p/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7722">
            <text:p>0,077 €</text:p>
          </table:table-cell>
          <table:table-cell table:style-name="ce116" table:formula="of:=[.B4]" office:value-type="float" office:value="2">
            <text:p>2</text:p>
          </table:table-cell>
          <table:table-cell table:style-name="ce133" table:formula="of:=[.Z4]*[.AA4]" office:value-type="float" office:value="0.15444">
            <text:p>0,15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2n2/1kV</text:p>
          </table:table-cell>
          <table:table-cell table:style-name="ce22" office:value-type="string">
            <text:p>1210 or 1206</text:p>
          </table:table-cell>
          <table:table-cell table:style-name="ce13" office:value-type="string">
            <text:p>C13</text:p>
          </table:table-cell>
          <table:table-cell table:style-name="ce13" office:value-type="string">
            <text:p>1855965</text:p>
          </table:table-cell>
          <table:table-cell table:style-name="ce13" office:value-type="string">
            <text:p>MC1210B222K102CT</text:p>
          </table:table-cell>
          <table:table-cell table:style-name="ce44" office:value-type="float" office:value="0.496">
            <text:p>0,49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90-12018-1-ND</text:p>
          </table:table-cell>
          <table:table-cell table:style-name="ce70" office:value-type="float" office:value="0.502">
            <text:p>0,50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342208019</text:p>
          </table:table-cell>
          <table:table-cell table:style-name="ce70" office:value-type="float" office:value="0.121">
            <text:p>0,12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92</text:p>
          </table:table-cell>
          <table:table-cell table:style-name="ce13" office:value-type="string">
            <text:p>GRM31BR73A222KW01L</text:p>
          </table:table-cell>
          <table:table-cell table:style-name="ce70" office:value-type="float" office:value="0.246">
            <text:p>0,24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1206B222K102CT</text:p>
          </table:table-cell>
          <table:table-cell table:style-name="ce44" office:value-type="float" office:value="0.02954">
            <text:p>0,030</text:p>
          </table:table-cell>
          <table:table-cell table:style-name="ce77" office:value-type="float" office:value="50">
            <text:p>50</text:p>
          </table:table-cell>
          <table:table-cell table:style-name="ce104"/>
          <table:table-cell table:style-name="ce77" table:formula="of:=IF([.W5]&lt;&gt;&quot;&quot;;&quot;&quot;;[.B5])" office:value-type="float" office:value="1">
            <text:p>1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2954">
            <text:p>0,030 €</text:p>
          </table:table-cell>
          <table:table-cell table:style-name="ce116" table:formula="of:=[.B5]" office:value-type="float" office:value="1">
            <text:p>1</text:p>
          </table:table-cell>
          <table:table-cell table:style-name="ce133" table:formula="of:=[.Z5]*[.AA5]" office:value-type="float" office:value="0.02954">
            <text:p>0,0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CY2G6R8MPD</text:p>
          </table:table-cell>
          <table:table-cell table:style-name="ce23" office:value-type="string">
            <text:p>ECAP5G_10.5MM</text:p>
          </table:table-cell>
          <table:table-cell table:style-name="ce14" office:value-type="string">
            <text:p>C14, C15</text:p>
          </table:table-cell>
          <table:table-cell table:style-name="ce14" office:value-type="string">
            <text:p>1831309</text:p>
          </table:table-cell>
          <table:table-cell table:style-name="ce23" office:value-type="string">
            <text:p>400BXC6R8MEFC10X16</text:p>
          </table:table-cell>
          <table:table-cell table:style-name="ce45" office:value-type="float" office:value="0.868">
            <text:p>0,8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3-13319-1-ND </text:p>
          </table:table-cell>
          <table:table-cell table:style-name="ce71" office:value-type="float" office:value="0.73">
            <text:p>0,7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7-UCY2G6R8MPD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39-4551</text:p>
          </table:table-cell>
          <table:table-cell table:style-name="ce87" office:value-type="string">
            <text:p>UCA2G6R8MPD</text:p>
          </table:table-cell>
          <table:table-cell table:style-name="ce71" office:value-type="float" office:value="1.008">
            <text:p>1,008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UCY2G6R8MPD</text:p>
          </table:table-cell>
          <table:table-cell table:style-name="ce45" office:value-type="float" office:value="0.2402">
            <text:p>0,240</text:p>
          </table:table-cell>
          <table:table-cell table:style-name="ce78" office:value-type="float" office:value="5">
            <text:p>5</text:p>
          </table:table-cell>
          <table:table-cell table:style-name="ce105" table:formula="of:=[.B6]" office:value-type="float" office:value="2">
            <text:p>2</text:p>
          </table:table-cell>
          <table:table-cell table:style-name="ce78" table:formula="of:=IF([.W6]&lt;&gt;&quot;&quot;;&quot;&quot;;[.B6])">
            <text:p/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2402">
            <text:p>0,240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4804">
            <text:p>0,4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3n3</text:p>
          </table:table-cell>
          <table:table-cell table:style-name="ce22" office:value-type="string">
            <text:p>C-EUC0805</text:p>
          </table:table-cell>
          <table:table-cell table:style-name="ce13" office:value-type="string">
            <text:p>C16, C19, C23</text:p>
          </table:table-cell>
          <table:table-cell table:style-name="ce13" office:value-type="string">
            <text:p>1856458</text:p>
          </table:table-cell>
          <table:table-cell table:style-name="ce13" office:value-type="string">
            <text:p>MCSH21B332K250CT</text:p>
          </table:table-cell>
          <table:table-cell table:style-name="ce44" office:value-type="float" office:value="0.0388">
            <text:p>0,03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732-8036-1-ND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3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<text:s/>237-7009</text:p>
          </table:table-cell>
          <table:table-cell table:style-name="ce13" office:value-type="string">
            <text:p>GRM216R71H332KA01D</text:p>
          </table:table-cell>
          <table:table-cell table:style-name="ce70" office:value-type="float" office:value="0.06">
            <text:p>0,06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VJ0805Y333KXACW1BC</text:p>
          </table:table-cell>
          <table:table-cell table:style-name="ce44" office:value-type="float" office:value="0.0231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3">
            <text:p>3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231">
            <text:p>0,023 €</text:p>
          </table:table-cell>
          <table:table-cell table:style-name="ce116" table:formula="of:=[.B7]" office:value-type="float" office:value="3">
            <text:p>3</text:p>
          </table:table-cell>
          <table:table-cell table:style-name="ce133" table:formula="of:=[.Z7]*[.AA7]" office:value-type="float" office:value="0.0693">
            <text:p>0,06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u/16V</text:p>
          </table:table-cell>
          <table:table-cell table:style-name="ce23" office:value-type="string">
            <text:p>THT; Ø8; RM3.5</text:p>
          </table:table-cell>
          <table:table-cell table:style-name="ce14" office:value-type="string">
            <text:p>C17</text:p>
          </table:table-cell>
          <table:table-cell table:style-name="ce14" office:value-type="string">
            <text:p>2346502</text:p>
          </table:table-cell>
          <table:table-cell table:style-name="ce23" office:value-type="string">
            <text:p>16PK470MEFC8X11.5 </text:p>
          </table:table-cell>
          <table:table-cell table:style-name="ce45" office:value-type="float" office:value="0.206">
            <text:p>0,206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3-1286-N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47-UVZ1C471MPD1TD</text:p>
          </table:table-cell>
          <table:table-cell table:style-name="ce71" office:value-type="float" office:value="0.194">
            <text:p>0,19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845-4666</text:p>
          </table:table-cell>
          <table:table-cell table:style-name="ce87" office:value-type="string">
            <text:p>UVZ1C471MP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UVZ1C471MPD</text:p>
          </table:table-cell>
          <table:table-cell table:style-name="ce45" office:value-type="float" office:value="0.13961">
            <text:p>0,140</text:p>
          </table:table-cell>
          <table:table-cell table:style-name="ce78" office:value-type="float" office:value="5">
            <text:p>5</text:p>
          </table:table-cell>
          <table:table-cell table:style-name="ce105" table:formula="of:=[.B8]" office:value-type="float" office:value="1">
            <text:p>1</text:p>
          </table:table-cell>
          <table:table-cell table:style-name="ce78" table:formula="of:=IF([.W8]&lt;&gt;&quot;&quot;;&quot;&quot;;[.B8])">
            <text:p/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13961">
            <text:p>0,140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13961">
            <text:p>0,1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8, C25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]&lt;&gt;&quot;&quot;;&quot;&quot;;[.B9])" office:value-type="float" office:value="2">
            <text:p>2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2" table:formula="of:=IF([.B9]&lt;&gt;&quot;&quot;;MIN([.H9];[.K9];[.N9];[.R9];[.U9]);&quot;&quot;)" office:value-type="currency" office:currency="EUR" office:value="0.129">
            <text:p>0,129 €</text:p>
          </table:table-cell>
          <table:table-cell table:style-name="ce116" table:formula="of:=[.B9]" office:value-type="float" office:value="2">
            <text:p>2</text:p>
          </table:table-cell>
          <table:table-cell table:style-name="ce133" table:formula="of:=[.Z9]*[.AA9]" office:value-type="float" office:value="0.258">
            <text:p>0,2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UVZ1C471MPD</text:p>
          </table:table-cell>
          <table:table-cell table:style-name="ce23" office:value-type="string">
            <text:p>ECAPPANASONIC_H</text:p>
          </table:table-cell>
          <table:table-cell table:style-name="ce14" office:value-type="string">
            <text:p>C20</text:p>
          </table:table-cell>
          <table:table-cell table:style-name="ce14" office:value-type="string">
            <text:p>9695850</text:p>
          </table:table-cell>
          <table:table-cell table:style-name="ce2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87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13">
            <text:p>0,130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13">
            <text:p>0,1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CY1Y-470P</text:p>
          </table:table-cell>
          <table:table-cell table:style-name="ce22" office:value-type="string">
            <text:p>C-EUCY</text:p>
          </table:table-cell>
          <table:table-cell table:style-name="ce13" office:value-type="string">
            <text:p>C21</text:p>
          </table:table-cell>
          <table:table-cell table:style-name="ce13" office:value-type="string">
            <text:p>2860164</text:p>
          </table:table-cell>
          <table:table-cell table:style-name="ce13" office:value-type="string">
            <text:p>VY1471K31Y5UQ6TV0 </text:p>
          </table:table-cell>
          <table:table-cell table:style-name="ce44" office:value-type="float" office:value="0.22">
            <text:p>0,2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BC2372-ND</text:p>
          </table:table-cell>
          <table:table-cell table:style-name="ce70" office:value-type="float" office:value="0.206">
            <text:p>0,20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-VY1471M31Y5UQ63V0</text:p>
          </table:table-cell>
          <table:table-cell table:style-name="ce70" office:value-type="float" office:value="0.186">
            <text:p>0,18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36-8858</text:p>
          </table:table-cell>
          <table:table-cell table:style-name="ce13" office:value-type="string">
            <text:p>VY1471K31Y5UQ6TV0</text:p>
          </table:table-cell>
          <table:table-cell table:style-name="ce70" office:value-type="float" office:value="0.1">
            <text:p>0,10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Y1Y-470P</text:p>
          </table:table-cell>
          <table:table-cell table:style-name="ce44" office:value-type="float" office:value="0.0994">
            <text:p>0,099</text:p>
          </table:table-cell>
          <table:table-cell table:style-name="ce77" office:value-type="float" office:value="10">
            <text:p>10</text:p>
          </table:table-cell>
          <table:table-cell table:style-name="ce104" table:formula="of:=[.B11]" office:value-type="float" office:value="1">
            <text:p>1</text:p>
          </table:table-cell>
          <table:table-cell table:style-name="ce77" table:formula="of:=IF([.W11]&lt;&gt;&quot;&quot;;&quot;&quot;;[.B11])">
            <text:p/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994">
            <text:p>0,099 €</text:p>
          </table:table-cell>
          <table:table-cell table:style-name="ce116" table:formula="of:=[.B11]" office:value-type="float" office:value="1">
            <text:p>1</text:p>
          </table:table-cell>
          <table:table-cell table:style-name="ce133" table:formula="of:=[.Z11]*[.AA11]" office:value-type="float" office:value="0.0994">
            <text:p>0,09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500u/16</text:p>
          </table:table-cell>
          <table:table-cell table:style-name="ce23" office:value-type="string">
            <text:p>THT; Ø12.5; RM5</text:p>
          </table:table-cell>
          <table:table-cell table:style-name="ce14" office:value-type="string">
            <text:p>C24</text:p>
          </table:table-cell>
          <table:table-cell table:style-name="ce14" office:value-type="string">
            <text:p>2465622</text:p>
          </table:table-cell>
          <table:table-cell table:style-name="ce23" office:value-type="string">
            <text:p>860010275018</text:p>
          </table:table-cell>
          <table:table-cell table:style-name="ce45" office:value-type="float" office:value="0.489">
            <text:p>0,48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732-8920-1-ND 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7-UHD1C152MHD</text:p>
          </table:table-cell>
          <table:table-cell table:style-name="ce71" office:value-type="float" office:value="0.456">
            <text:p>0,4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852-5011</text:p>
          </table:table-cell>
          <table:table-cell table:style-name="ce87" office:value-type="string">
            <text:p>UPM1C152MHD1TO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UPW1C152MHD</text:p>
          </table:table-cell>
          <table:table-cell table:style-name="ce45" office:value-type="float" office:value="0.219">
            <text:p>0,219</text:p>
          </table:table-cell>
          <table:table-cell table:style-name="ce78" office:value-type="float" office:value="25">
            <text:p>25</text:p>
          </table:table-cell>
          <table:table-cell table:style-name="ce105" table:formula="of:=[.B12]" office:value-type="float" office:value="1">
            <text:p>1</text:p>
          </table:table-cell>
          <table:table-cell table:style-name="ce78" table:formula="of:=IF([.W12]&lt;&gt;&quot;&quot;;&quot;&quot;;[.B12])">
            <text:p/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219">
            <text:p>0,219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0.219">
            <text:p>0,2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27, C29</text:p>
          </table:table-cell>
          <table:table-cell table:style-name="ce13" office:value-type="string">
            <text:p>1414688</text:p>
          </table:table-cell>
          <table:table-cell table:style-name="ce13" office:value-type="string">
            <text:p>C0805C333K5RACTU</text:p>
          </table:table-cell>
          <table:table-cell table:style-name="ce44" office:value-type="float" office:value="0.0507">
            <text:p>0,05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68">
            <text:p>0,0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-VJ0805Y333JXAPBC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52-0982</text:p>
          </table:table-cell>
          <table:table-cell table:style-name="ce13" office:value-type="string">
            <text:p>VJ0805Y333KXAAT</text:p>
          </table:table-cell>
          <table:table-cell table:style-name="ce70" office:value-type="float" office:value="0.066">
            <text:p>0,06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333KBANNNC</text:p>
          </table:table-cell>
          <table:table-cell table:style-name="ce44" office:value-type="float" office:value="0.0347">
            <text:p>0,03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Mouser">
            <text:p>Mouser</text:p>
          </table:table-cell>
          <table:table-cell table:style-name="ce122" table:formula="of:=IF([.B13]&lt;&gt;&quot;&quot;;MIN([.H13];[.K13];[.N13];[.R13];[.U13]);&quot;&quot;)" office:value-type="currency" office:currency="EUR" office:value="0.02">
            <text:p>0,020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04">
            <text:p>0,0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0603, C0G</text:p>
          </table:table-cell>
          <table:table-cell table:style-name="ce14" office:value-type="string">
            <text:p>C28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5" office:value-type="float" office:value="0.0164">
            <text:p>0,01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089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603C180J5G786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147-415</text:p>
          </table:table-cell>
          <table:table-cell table:style-name="ce87" office:value-type="string">
            <text:p>C0603C180J5GACTU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10C180JB8NNNC</text:p>
          </table:table-cell>
          <table:table-cell table:style-name="ce45" office:value-type="float" office:value="0.0151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1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1518">
            <text:p>0,015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01518">
            <text:p>0,015</text:p>
          </table:table-cell>
          <table:table-cell table:style-name="ce142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, C4, C5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5]&lt;&gt;&quot;&quot;;&quot;&quot;;[.B15])" office:value-type="float" office:value="3">
            <text:p>3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01039">
            <text:p>0,010 €</text:p>
          </table:table-cell>
          <table:table-cell table:style-name="ce116" table:formula="of:=[.B15]" office:value-type="float" office:value="3">
            <text:p>3</text:p>
          </table:table-cell>
          <table:table-cell table:style-name="ce133" table:formula="of:=[.Z15]*[.AA15]" office:value-type="float" office:value="0.03117">
            <text:p>0,03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6, C7, C8, C10, C22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5">
            <text:p>5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Mouser">
            <text:p>Mouser</text:p>
          </table:table-cell>
          <table:table-cell table:style-name="ce122" table:formula="of:=IF([.B16]&lt;&gt;&quot;&quot;;MIN([.H16];[.K16];[.N16];[.R16];[.U16]);&quot;&quot;)" office:value-type="currency" office:currency="EUR" office:value="0.007">
            <text:p>0,007 €</text:p>
          </table:table-cell>
          <table:table-cell table:style-name="ce116" table:formula="of:=[.B16]" office:value-type="float" office:value="5">
            <text:p>5</text:p>
          </table:table-cell>
          <table:table-cell table:style-name="ce133" table:formula="of:=[.Z16]*[.AA16]" office:value-type="float" office:value="0.035">
            <text:p>0,03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9, C30</text:p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4" office:value-type="float" office:value="0.0275">
            <text:p>0,02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20-1604-1-N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-VJ0805Y222KXBAC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4" office:value-type="float" office:value="0.0196">
            <text:p>0,02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0196">
            <text:p>0,02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0196">
            <text:p>0,0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S110</text:p>
          </table:table-cell>
          <table:table-cell table:style-name="ce23" office:value-type="string">
            <text:p>SMB</text:p>
          </table:table-cell>
          <table:table-cell table:style-name="ce14" office:value-type="string">
            <text:p>D1, D3</text:p>
          </table:table-cell>
          <table:table-cell table:style-name="ce14" office:value-type="string">
            <text:p>1861422</text:p>
          </table:table-cell>
          <table:table-cell table:style-name="ce23" office:value-type="string">
            <text:p>SS110B</text:p>
          </table:table-cell>
          <table:table-cell table:style-name="ce45" office:value-type="float" office:value="0.0974">
            <text:p>0,09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S110-TPCT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S110FL-TP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43-5992</text:p>
          </table:table-cell>
          <table:table-cell table:style-name="ce87" office:value-type="string">
            <text:p>SS110 R3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S110-JGD</text:p>
          </table:table-cell>
          <table:table-cell table:style-name="ce45" office:value-type="float" office:value="0.05313">
            <text:p>0,05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5313">
            <text:p>0,053 €</text:p>
          </table:table-cell>
          <table:table-cell table:style-name="ce116" office:value-type="float" office:value="3">
            <text:p>3</text:p>
          </table:table-cell>
          <table:table-cell table:style-name="ce133" table:formula="of:=[.Z18]*[.AA18]" office:value-type="float" office:value="0.15939">
            <text:p>0,1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US1K-DIO</text:p>
          </table:table-cell>
          <table:table-cell table:style-name="ce22" office:value-type="string">
            <text:p>DO-214AA</text:p>
          </table:table-cell>
          <table:table-cell table:style-name="ce13" office:value-type="string">
            <text:p>D2</text:p>
          </table:table-cell>
          <table:table-cell table:style-name="ce13" office:value-type="string">
            <text:p>2677418</text:p>
          </table:table-cell>
          <table:table-cell table:style-name="ce13" office:value-type="string">
            <text:p>US1K</text:p>
          </table:table-cell>
          <table:table-cell table:style-name="ce44" office:value-type="float" office:value="0.352">
            <text:p>0,35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US1KHE3_A/HGICT-ND</text:p>
          </table:table-cell>
          <table:table-cell table:style-name="ce70" office:value-type="float" office:value="0.38">
            <text:p>0,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21-US1KSAFS-13</text:p>
          </table:table-cell>
          <table:table-cell table:style-name="ce70" office:value-type="float" office:value="0.323">
            <text:p>0,32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<text:s/>751-5130</text:p>
          </table:table-cell>
          <table:table-cell table:style-name="ce13" office:value-type="string">
            <text:p>US1K-13-F</text:p>
          </table:table-cell>
          <table:table-cell table:style-name="ce70" office:value-type="float" office:value="0.106">
            <text:p>0,10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S1K-DIO</text:p>
          </table:table-cell>
          <table:table-cell table:style-name="ce44" office:value-type="float" office:value="0.0674">
            <text:p>0,067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9]&lt;&gt;&quot;&quot;;&quot;&quot;;[.B19])" office:value-type="float" office:value="1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674">
            <text:p>0,067 €</text:p>
          </table:table-cell>
          <table:table-cell table:style-name="ce116" table:formula="of:=[.B19]" office:value-type="float" office:value="1">
            <text:p>1</text:p>
          </table:table-cell>
          <table:table-cell table:style-name="ce133" table:formula="of:=[.Z19]*[.AA19]" office:value-type="float" office:value="0.0674">
            <text:p>0,06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55</text:p>
          </table:table-cell>
          <table:table-cell table:style-name="ce23" office:value-type="string">
            <text:p>SMB</text:p>
          </table:table-cell>
          <table:table-cell table:style-name="ce14" office:value-type="string">
            <text:p>D4</text:p>
          </table:table-cell>
          <table:table-cell table:style-name="ce14" office:value-type="string">
            <text:p>1299291</text:p>
          </table:table-cell>
          <table:table-cell table:style-name="ce23" office:value-type="string">
            <text:p>SK54C</text:p>
          </table:table-cell>
          <table:table-cell table:style-name="ce45" office:value-type="float" office:value="0.624">
            <text:p>0,6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K55L-TPMSCT-ND </text:p>
          </table:table-cell>
          <table:table-cell table:style-name="ce71" office:value-type="float" office:value="0.44">
            <text:p>0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K55L-TP</text:p>
          </table:table-cell>
          <table:table-cell table:style-name="ce71" office:value-type="float" office:value="0.434">
            <text:p>0,4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52-6255</text:p>
          </table:table-cell>
          <table:table-cell table:style-name="ce87" office:value-type="string">
            <text:p>SK54C R6</text:p>
          </table:table-cell>
          <table:table-cell table:style-name="ce71" office:value-type="float" office:value="0.472">
            <text:p>0,47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K55-DIO</text:p>
          </table:table-cell>
          <table:table-cell table:style-name="ce45" office:value-type="float" office:value="0.1155">
            <text:p>0,116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0]&lt;&gt;&quot;&quot;;&quot;&quot;;[.B20])" office:value-type="float" office:value="1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1155">
            <text:p>0,116 €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0.1155">
            <text:p>0,11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DIODESOD323R</text:p>
          </table:table-cell>
          <table:table-cell table:style-name="ce13" office:value-type="string">
            <text:p>D5, D6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645">
            <text:p>0,026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529">
            <text:p>0,05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31760AEE+</text:p>
          </table:table-cell>
          <table:table-cell table:style-name="ce23"/>
          <table:table-cell table:style-name="ce14" office:value-type="string">
            <text:p>IC1</text:p>
          </table:table-cell>
          <table:table-cell table:style-name="ce14" office:value-type="string">
            <text:p>2528719</text:p>
          </table:table-cell>
          <table:table-cell table:style-name="ce23" office:value-type="string">
            <text:p>MAX31760AEE+</text:p>
          </table:table-cell>
          <table:table-cell table:style-name="ce45" office:value-type="float" office:value="1.21">
            <text:p>1,2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31760AEE+-ND </text:p>
          </table:table-cell>
          <table:table-cell table:style-name="ce71" office:value-type="float" office:value="2.4">
            <text:p>2,4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31760AEE+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2]&lt;&gt;&quot;&quot;;&quot;&quot;;[.B22])" office:value-type="float" office:value="1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1.21">
            <text:p>1,210 €</text:p>
          </table:table-cell>
          <table:table-cell table:style-name="ce116" table:formula="of:=[.B22]" office:value-type="float" office:value="1">
            <text:p>1</text:p>
          </table:table-cell>
          <table:table-cell table:style-name="ce133" table:formula="of:=[.Z22]*[.AA22]" office:value-type="float" office:value="1.21">
            <text:p>1,21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VIPer35L</text:p>
          </table:table-cell>
          <table:table-cell table:style-name="ce22"/>
          <table:table-cell table:style-name="ce13" office:value-type="string">
            <text:p>IC3</text:p>
          </table:table-cell>
          <table:table-cell table:style-name="ce13" office:value-type="string">
            <text:p>2612169</text:p>
          </table:table-cell>
          <table:table-cell table:style-name="ce13" office:value-type="string">
            <text:p>VIPER35LD</text:p>
          </table:table-cell>
          <table:table-cell table:style-name="ce44" office:value-type="float" office:value="1.13">
            <text:p>1,1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6075-5-ND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VIPER35LD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24-1146</text:p>
          </table:table-cell>
          <table:table-cell table:style-name="ce13" office:value-type="string">
            <text:p>VIPER35LDTR</text:p>
          </table:table-cell>
          <table:table-cell table:style-name="ce70" office:value-type="float" office:value="1.544">
            <text:p>1,54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3]&lt;&gt;&quot;&quot;;&quot;&quot;;[.B23])" office:value-type="float" office:value="1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Digikey">
            <text:p>Digikey</text:p>
          </table:table-cell>
          <table:table-cell table:style-name="ce122" table:formula="of:=IF([.B23]&lt;&gt;&quot;&quot;;MIN([.H23];[.K23];[.N23];[.R23];[.U23]);&quot;&quot;)" office:value-type="currency" office:currency="EUR" office:value="1.04">
            <text:p>1,040 €</text:p>
          </table:table-cell>
          <table:table-cell table:style-name="ce116" table:formula="of:=[.B23]" office:value-type="float" office:value="1">
            <text:p>1</text:p>
          </table:table-cell>
          <table:table-cell table:style-name="ce133" table:formula="of:=[.Z23]*[.AA23]" office:value-type="float" office:value="1.04">
            <text:p>1,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431</text:p>
          </table:table-cell>
          <table:table-cell table:style-name="ce23" office:value-type="string">
            <text:p>SOT-23-3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095473</text:p>
          </table:table-cell>
          <table:table-cell table:style-name="ce23" office:value-type="string">
            <text:p>TL431BMFDT </text:p>
          </table:table-cell>
          <table:table-cell table:style-name="ce45" office:value-type="float" office:value="0.118">
            <text:p>0,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1982-1-ND</text:p>
          </table:table-cell>
          <table:table-cell table:style-name="ce71" office:value-type="float" office:value="0.3">
            <text:p>0,3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L431ACDBZR</text:p>
          </table:table-cell>
          <table:table-cell table:style-name="ce71" office:value-type="float" office:value="0.315">
            <text:p>0,31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7-4835 </text:p>
          </table:table-cell>
          <table:table-cell table:style-name="ce87" office:value-type="string">
            <text:p>TL431BMFDT,215</text:p>
          </table:table-cell>
          <table:table-cell table:style-name="ce71" office:value-type="float" office:value="0.101">
            <text:p>0,101</text:p>
          </table:table-cell>
          <table:table-cell table:style-name="ce78" office:value-type="float" office:value="30">
            <text:p>30</text:p>
          </table:table-cell>
          <table:table-cell table:style-name="ce96" office:value-type="string">
            <text:p>TL431CDBZR</text:p>
          </table:table-cell>
          <table:table-cell table:style-name="ce45" office:value-type="float" office:value="0.11776">
            <text:p>0,118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RS">
            <text:p>RS</text:p>
          </table:table-cell>
          <table:table-cell table:style-name="ce122" table:formula="of:=IF([.B24]&lt;&gt;&quot;&quot;;MIN([.H24];[.K24];[.N24];[.R24];[.U24]);&quot;&quot;)" office:value-type="currency" office:currency="EUR" office:value="0.101">
            <text:p>0,101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101">
            <text:p>0,101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22"/>
          <table:table-cell table:style-name="ce13" office:value-type="string">
            <text:p>J1</text:p>
          </table:table-cell>
          <table:table-cell table:style-name="ce13" office:value-type="string">
            <text:p>428784</text:p>
          </table:table-cell>
          <table:table-cell table:style-name="ce13" office:value-type="string">
            <text:p>PF0030/PC</text:p>
          </table:table-cell>
          <table:table-cell table:style-name="ce44" office:value-type="float" office:value="3.7">
            <text:p>3,70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708-1914-ND</text:p>
          </table:table-cell>
          <table:table-cell table:style-name="ce70" office:value-type="float" office:value="5.73">
            <text:p>5,7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161-PF0030/PC</text:p>
          </table:table-cell>
          <table:table-cell table:style-name="ce70" office:value-type="float" office:value="6.05">
            <text:p>6,0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261-5834</text:p>
          </table:table-cell>
          <table:table-cell table:style-name="ce13" office:value-type="string">
            <text:p>PF0030/PC</text:p>
          </table:table-cell>
          <table:table-cell table:style-name="ce70" office:value-type="float" office:value="3.7">
            <text:p>3,70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44" office:value-type="float" office:value="2.36">
            <text:p>2,360</text:p>
          </table:table-cell>
          <table:table-cell table:style-name="ce77" office:value-type="float" office:value="1">
            <text:p>1</text:p>
          </table:table-cell>
          <table:table-cell table:style-name="ce104" table:formula="of:=[.B25]" office:value-type="float" office:value="1">
            <text:p>1</text:p>
          </table:table-cell>
          <table:table-cell table:style-name="ce77" table:formula="of:=IF([.W25]&lt;&gt;&quot;&quot;;&quot;&quot;;[.B25])">
            <text:p/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2.36">
            <text:p>2,360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2.36">
            <text:p>2,36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-726388-2</text:p>
          </table:table-cell>
          <table:table-cell table:style-name="ce23" office:value-type="string">
            <text:p>THT; 4.8mm PE flat connector</text:p>
          </table:table-cell>
          <table:table-cell table:style-name="ce14" office:value-type="string">
            <text:p>J2, J3, J4</text:p>
          </table:table-cell>
          <table:table-cell table:style-name="ce14" office:value-type="string">
            <text:p>2308760</text:p>
          </table:table-cell>
          <table:table-cell table:style-name="ce23" office:value-type="string">
            <text:p>1-726388-2</text:p>
          </table:table-cell>
          <table:table-cell table:style-name="ce45" office:value-type="float" office:value="0.09">
            <text:p>0,090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1-726388-2-ND</text:p>
          </table:table-cell>
          <table:table-cell table:style-name="ce71" office:value-type="float" office:value="0.23">
            <text:p>0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1-1-726388-2</text:p>
          </table:table-cell>
          <table:table-cell table:style-name="ce71" office:value-type="float" office:value="0.193">
            <text:p>0,19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80-5772</text:p>
          </table:table-cell>
          <table:table-cell table:style-name="ce87" office:value-type="string">
            <text:p>1-726388-2</text:p>
          </table:table-cell>
          <table:table-cell table:style-name="ce71" office:value-type="float" office:value="0.095">
            <text:p>0,095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1-726388-2</text:p>
          </table:table-cell>
          <table:table-cell table:style-name="ce45" office:value-type="float" office:value="0.0946">
            <text:p>0,095</text:p>
          </table:table-cell>
          <table:table-cell table:style-name="ce78" office:value-type="float" office:value="10">
            <text:p>10</text:p>
          </table:table-cell>
          <table:table-cell table:style-name="ce105" table:formula="of:=[.B26]" office:value-type="float" office:value="3">
            <text:p>3</text:p>
          </table:table-cell>
          <table:table-cell table:style-name="ce78"/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2" table:formula="of:=IF([.B26]&lt;&gt;&quot;&quot;;MIN([.H26];[.K26];[.N26];[.R26];[.U26]);&quot;&quot;)" office:value-type="currency" office:currency="EUR" office:value="0.09">
            <text:p>0,090 €</text:p>
          </table:table-cell>
          <table:table-cell table:style-name="ce116" table:formula="of:=[.B26]" office:value-type="float" office:value="3">
            <text:p>3</text:p>
          </table:table-cell>
          <table:table-cell table:style-name="ce133" table:formula="of:=[.Z26]*[.AA26]" office:value-type="float" office:value="0.27">
            <text:p>0,27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WEB 8094 AU/GN</text:p>
          </table:table-cell>
          <table:table-cell table:style-name="ce22" office:value-type="string">
            <text:p>THT, 4mm PE connector</text:p>
          </table:table-cell>
          <table:table-cell table:style-name="ce13" office:value-type="string">
            <text:p>J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WEB 8094 AU/GN</text:p>
          </table:table-cell>
          <table:table-cell table:style-name="ce44" office:value-type="float" office:value="2.13">
            <text:p>2,130</text:p>
          </table:table-cell>
          <table:table-cell table:style-name="ce77" office:value-type="float" office:value="1">
            <text:p>1</text:p>
          </table:table-cell>
          <table:table-cell table:style-name="ce104" table:formula="of:=[.B27]" office:value-type="float" office:value="1">
            <text:p>1</text:p>
          </table:table-cell>
          <table:table-cell table:style-name="ce77" table:formula="of:=IF([.W27]&lt;&gt;&quot;&quot;;&quot;&quot;;[.B27])">
            <text:p/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2.13">
            <text:p>2,13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2.13">
            <text:p>2,1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HS-142-25</text:p>
          </table:table-cell>
          <table:table-cell table:style-name="ce23" office:value-type="string">
            <text:p>SK129-PAD</text:p>
          </table:table-cell>
          <table:table-cell table:style-name="ce14" office:value-type="string">
            <text:p>KK1</text:p>
          </table:table-cell>
          <table:table-cell table:style-name="ce14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,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,82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HS-142-25</text:p>
          </table:table-cell>
          <table:table-cell table:style-name="ce45" office:value-type="float" office:value="1.3499">
            <text:p>1,350</text:p>
          </table:table-cell>
          <table:table-cell table:style-name="ce78" office:value-type="float" office:value="1">
            <text:p>1</text:p>
          </table:table-cell>
          <table:table-cell table:style-name="ce105" table:formula="of:=[.B28]" office:value-type="float" office:value="1">
            <text:p>1</text:p>
          </table:table-cell>
          <table:table-cell table:style-name="ce78" table:formula="of:=IF([.W28]&lt;&gt;&quot;&quot;;&quot;&quot;;[.B28])">
            <text:p/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1.3499">
            <text:p>1,35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1.3499">
            <text:p>1,3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RLB0812-471KL</text:p>
          </table:table-cell>
          <table:table-cell table:style-name="ce22" office:value-type="string">
            <text:p>SMD; 470 uH</text:p>
          </table:table-cell>
          <table:table-cell table:style-name="ce13" office:value-type="string">
            <text:p>L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RLB0812-471KL-ND</text:p>
          </table:table-cell>
          <table:table-cell table:style-name="ce70" office:value-type="float" office:value="0.13621">
            <text:p>0,136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RLB0812-471KL</text:p>
          </table:table-cell>
          <table:table-cell table:style-name="ce70" office:value-type="float" office:value="0.238">
            <text:p>0,23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OIL0608-0.47</text:p>
          </table:table-cell>
          <table:table-cell table:style-name="ce44" office:value-type="float" office:value="0.1735">
            <text:p>0,174</text:p>
          </table:table-cell>
          <table:table-cell table:style-name="ce77" office:value-type="float" office:value="10">
            <text:p>10</text:p>
          </table:table-cell>
          <table:table-cell table:style-name="ce104" table:formula="of:=[.B29]" office:value-type="float" office:value="1">
            <text:p>1</text:p>
          </table:table-cell>
          <table:table-cell table:style-name="ce77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Digikey">
            <text:p>Digikey</text:p>
          </table:table-cell>
          <table:table-cell table:style-name="ce122" table:formula="of:=IF([.B29]&lt;&gt;&quot;&quot;;MIN([.H29];[.K29];[.N29];[.R29];[.U29]);&quot;&quot;)" office:value-type="currency" office:currency="EUR" office:value="0.13621">
            <text:p>0,136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0.13621">
            <text:p>0,1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CS-MPIL0630-150MC</text:p>
          </table:table-cell>
          <table:table-cell table:style-name="ce23" office:value-type="string">
            <text:p>DE0704</text:p>
          </table:table-cell>
          <table:table-cell table:style-name="ce14" office:value-type="string">
            <text:p>L2, L3</text:p>
          </table:table-cell>
          <table:table-cell table:style-name="ce14" office:value-type="string">
            <text:p>???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XC2408CT-ND </text:p>
          </table:table-cell>
          <table:table-cell table:style-name="ce71" office:value-type="float" office:value="0.71">
            <text:p>0,7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0-MPIL0630-150MC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???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150</text:p>
          </table:table-cell>
          <table:table-cell table:style-name="ce45" office:value-type="float" office:value="0.4058">
            <text:p>0,406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4058">
            <text:p>0,406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4058">
            <text:p>0,40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OSY5LU3E34X-3F1A</text:p>
          </table:table-cell>
          <table:table-cell table:style-name="ce22" office:value-type="string">
            <text:p>THT; LED 3mm; yellow</text:p>
          </table:table-cell>
          <table:table-cell table:style-name="ce13" office:value-type="string">
            <text:p>LED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OSY5LU3E34X-3F1A</text:p>
          </table:table-cell>
          <table:table-cell table:style-name="ce44" office:value-type="float" office:value="0.1152">
            <text:p>0,115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1152">
            <text:p>0,115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1152">
            <text:p>0,11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57236S0200M</text:p>
          </table:table-cell>
          <table:table-cell table:style-name="ce23" office:value-type="string">
            <text:p>NTC11.5X6</text:p>
          </table:table-cell>
          <table:table-cell table:style-name="ce14" office:value-type="string">
            <text:p>NTC1</text:p>
          </table:table-cell>
          <table:table-cell table:style-name="ce14" office:value-type="string">
            <text:p>9751890</text:p>
          </table:table-cell>
          <table:table-cell table:style-name="ce23" office:value-type="string">
            <text:p>B57236S0200M</text:p>
          </table:table-cell>
          <table:table-cell table:style-name="ce45" office:value-type="float" office:value="0.872">
            <text:p>0,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,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57236S0200</text:p>
          </table:table-cell>
          <table:table-cell table:style-name="ce45" office:value-type="float" office:value="0.37">
            <text:p>0,37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0.37">
            <text:p>0,37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0.37">
            <text:p>0,3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MOC3052</text:p>
          </table:table-cell>
          <table:table-cell table:style-name="ce22" office:value-type="string">
            <text:p>SMD; SDIP-6</text:p>
          </table:table-cell>
          <table:table-cell table:style-name="ce13" office:value-type="string">
            <text:p>OK1</text:p>
          </table:table-cell>
          <table:table-cell table:style-name="ce13" office:value-type="float" office:value="2453236">
            <text:p>2453236</text:p>
          </table:table-cell>
          <table:table-cell table:style-name="ce13" office:value-type="string">
            <text:p>MOC3052SM</text:p>
          </table:table-cell>
          <table:table-cell table:style-name="ce44" office:value-type="float" office:value="0.668">
            <text:p>0,66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OC3052SM-ND</text:p>
          </table:table-cell>
          <table:table-cell table:style-name="ce70" office:value-type="float" office:value="1.03">
            <text:p>1,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MOC3052SM</text:p>
          </table:table-cell>
          <table:table-cell table:style-name="ce70" office:value-type="float" office:value="0.774">
            <text:p>0,77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61-3690</text:p>
          </table:table-cell>
          <table:table-cell table:style-name="ce13" office:value-type="string">
            <text:p>MOC3052SM</text:p>
          </table:table-cell>
          <table:table-cell table:style-name="ce70" office:value-type="float" office:value="1.03">
            <text:p>1,03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OC3052S</text:p>
          </table:table-cell>
          <table:table-cell table:style-name="ce44" office:value-type="float" office:value="0.2877">
            <text:p>0,288</text:p>
          </table:table-cell>
          <table:table-cell table:style-name="ce77" office:value-type="float" office:value="2">
            <text:p>2</text:p>
          </table:table-cell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2877">
            <text:p>0,288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.2877">
            <text:p>0,28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14" office:value-type="string">
            <text:p>OK2</text:p>
          </table:table-cell>
          <table:table-cell table:style-name="ce14" office:value-type="float" office:value="2322554">
            <text:p>2322554</text:p>
          </table:table-cell>
          <table:table-cell table:style-name="ce23" office:value-type="string">
            <text:p>MOC3062SR2VM</text:p>
          </table:table-cell>
          <table:table-cell table:style-name="ce45" office:value-type="float" office:value="0.9">
            <text:p>0,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,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87" office:value-type="string">
            <text:p>MOC3062SM</text:p>
          </table:table-cell>
          <table:table-cell table:style-name="ce71" office:value-type="float" office:value="0.786">
            <text:p>0,786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OC3062XSM</text:p>
          </table:table-cell>
          <table:table-cell table:style-name="ce45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">
            <text:p>0,50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">
            <text:p>0,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TLP291-GB.SE-T</text:p>
          </table:table-cell>
          <table:table-cell table:style-name="ce22"/>
          <table:table-cell table:style-name="ce13" office:value-type="string">
            <text:p>OK3</text:p>
          </table:table-cell>
          <table:table-cell table:style-name="ce13" office:value-type="string">
            <text:p>2524307</text:p>
          </table:table-cell>
          <table:table-cell table:style-name="ce13" office:value-type="string">
            <text:p>TLP291(GB,SE</text:p>
          </table:table-cell>
          <table:table-cell table:style-name="ce44" office:value-type="float" office:value="0.196">
            <text:p>0,196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144-5264</text:p>
          </table:table-cell>
          <table:table-cell table:style-name="ce13" office:value-type="string">
            <text:p>TLP291(GB-TP,SE(T</text:p>
          </table:table-cell>
          <table:table-cell table:style-name="ce70" office:value-type="float" office:value="0.116">
            <text:p>0,11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TLP291-GB.SE-T</text:p>
          </table:table-cell>
          <table:table-cell table:style-name="ce44" office:value-type="float" office:value="0.126">
            <text:p>0,126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5]&lt;&gt;&quot;&quot;;&quot;&quot;;[.B35])" office:value-type="float" office:value="1">
            <text:p>1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2" table:formula="of:=IF([.B35]&lt;&gt;&quot;&quot;;MIN([.H35];[.K35];[.N35];[.R35];[.U35]);&quot;&quot;)" office:value-type="currency" office:currency="EUR" office:value="0.116">
            <text:p>0,116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116">
            <text:p>0,11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THT</text:p>
          </table:table-cell>
          <table:table-cell table:style-name="ce14" office:value-type="string">
            <text:p>Q1, Q2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</text:p>
          </table:table-cell>
          <table:table-cell table:style-name="ce45" office:value-type="float" office:value="3">
            <text:p>3,0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37">
            <text:p>3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36">
            <text:p>3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87" office:value-type="string">
            <text:p>BTA26-600BRG</text:p>
          </table:table-cell>
          <table:table-cell table:style-name="ce71" office:value-type="float" office:value="3.71">
            <text:p>3,71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5" office:value-type="float" office:value="1.29">
            <text:p>1,290</text:p>
          </table:table-cell>
          <table:table-cell table:style-name="ce78" office:value-type="float" office:value="1">
            <text:p>1</text:p>
          </table:table-cell>
          <table:table-cell table:style-name="ce105" table:formula="of:=[.B36]" office:value-type="float" office:value="2">
            <text:p>2</text:p>
          </table:table-cell>
          <table:table-cell table:style-name="ce78" table:formula="of:=IF([.W36]&lt;&gt;&quot;&quot;;&quot;&quot;;[.B36])">
            <text:p/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1.29">
            <text:p>1,290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2.58">
            <text:p>2,5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4" office:value-type="float" office:value="0.118">
            <text:p>0,11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N7002LT1GOSCT-ND</text:p>
          </table:table-cell>
          <table:table-cell table:style-name="ce70" office:value-type="float" office:value="0.15">
            <text:p>0,1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2N7002LT1G</text:p>
          </table:table-cell>
          <table:table-cell table:style-name="ce70" office:value-type="float" office:value="0.128">
            <text:p>0,12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4" office:value-type="float" office:value="0.0246">
            <text:p>0,025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37]&lt;&gt;&quot;&quot;;&quot;&quot;;[.B37])" office:value-type="float" office:value="3">
            <text:p>3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0246">
            <text:p>0,025 €</text:p>
          </table:table-cell>
          <table:table-cell table:style-name="ce116" table:formula="of:=[.B37]" office:value-type="float" office:value="3">
            <text:p>3</text:p>
          </table:table-cell>
          <table:table-cell table:style-name="ce133" table:formula="of:=[.Z37]*[.AA37]" office:value-type="float" office:value="0.0738">
            <text:p>0,07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SMN0R9-25YLC,115</text:p>
          </table:table-cell>
          <table:table-cell table:style-name="ce23" office:value-type="string">
            <text:p>SOT-669-4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</text:p>
          </table:table-cell>
          <table:table-cell table:style-name="ce45" office:value-type="float" office:value="1.27">
            <text:p>1,27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59">
            <text:p>1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87" office:value-type="string">
            <text:p>PSMN0R9-25YLC,115</text:p>
          </table:table-cell>
          <table:table-cell table:style-name="ce71" office:value-type="float" office:value="1.537">
            <text:p>1,537</text:p>
          </table:table-cell>
          <table:table-cell table:style-name="ce78" office:value-type="float" office:value="3">
            <text:p>3</text:p>
          </table:table-cell>
          <table:table-cell table:style-name="ce96" office:value-type="string">
            <text:p>PSMN0R9-25YLC,115</text:p>
          </table:table-cell>
          <table:table-cell table:style-name="ce45" office:value-type="float" office:value="0.992">
            <text:p>0,992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8]&lt;&gt;&quot;&quot;;&quot;&quot;;[.B38])" office:value-type="float" office:value="1">
            <text:p>1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992">
            <text:p>0,992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0.992">
            <text:p>0,99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, R3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4" office:value-type="float" office:value="0.0373">
            <text:p>0,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K2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9]&lt;&gt;&quot;&quot;;&quot;&quot;;[.B39])" office:value-type="float" office:value="2">
            <text:p>2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02234">
            <text:p>0,022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0.04468">
            <text:p>0,04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4" office:value-type="string">
            <text:p>2447598</text:p>
          </table:table-cell>
          <table:table-cell table:style-name="ce23" office:value-type="string">
            <text:p>MCWR08W1R00FTL</text:p>
          </table:table-cell>
          <table:table-cell table:style-name="ce45" office:value-type="float" office:value="0.0116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.0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1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151</text:p>
          </table:table-cell>
          <table:table-cell table:style-name="ce87" office:value-type="string">
            <text:p>CR0805-J/-1R0ELF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R-1%</text:p>
          </table:table-cell>
          <table:table-cell table:style-name="ce45" office:value-type="float" office:value="0.03158">
            <text:p>0,03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0]&lt;&gt;&quot;&quot;;&quot;&quot;;[.B40])" office:value-type="float" office:value="1">
            <text:p>1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22" table:formula="of:=IF([.B40]&lt;&gt;&quot;&quot;;MIN([.H40];[.K40];[.N40];[.R40];[.U40]);&quot;&quot;)" office:value-type="currency" office:currency="EUR" office:value="0.0116">
            <text:p>0,012 €</text:p>
          </table:table-cell>
          <table:table-cell table:style-name="ce116" table:formula="of:=[.B40]" office:value-type="float" office:value="1">
            <text:p>1</text:p>
          </table:table-cell>
          <table:table-cell table:style-name="ce133" table:formula="of:=[.Z40]*[.AA40]" office:value-type="float" office:value="0.0116">
            <text:p>0,01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2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70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470RFKEB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1]&lt;&gt;&quot;&quot;;&quot;&quot;;[.B41])" office:value-type="float" office:value="1">
            <text:p>1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2" table:formula="of:=IF([.B41]&lt;&gt;&quot;&quot;;MIN([.H41];[.K41];[.N41];[.R41];[.U41]);&quot;&quot;)" office:value-type="currency" office:currency="EUR" office:value="0.0189">
            <text:p>0,019 €</text:p>
          </table:table-cell>
          <table:table-cell table:style-name="ce116" office:value-type="float" office:value="2">
            <text:p>2</text:p>
          </table:table-cell>
          <table:table-cell table:style-name="ce133" table:formula="of:=[.Z41]*[.AA41]" office:value-type="float" office:value="0.0378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3, R14, R32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87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2]&lt;&gt;&quot;&quot;;&quot;&quot;;[.B42])" office:value-type="float" office:value="3">
            <text:p>3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22" table:formula="of:=IF([.B42]&lt;&gt;&quot;&quot;;MIN([.H42];[.K42];[.N42];[.R42];[.U42]);&quot;&quot;)" office:value-type="currency" office:currency="EUR" office:value="0.015">
            <text:p>0,015 €</text:p>
          </table:table-cell>
          <table:table-cell table:style-name="ce116" table:formula="of:=[.B42]" office:value-type="float" office:value="3">
            <text:p>3</text:p>
          </table:table-cell>
          <table:table-cell table:style-name="ce133" table:formula="of:=[.Z42]*[.AA42]" office:value-type="float" office:value="0.045">
            <text:p>0,045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1">
            <text:p>41</text:p>
          </table:table-cell>
          <table:table-cell office:value-type="float" office:value="5">
            <text:p>5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5, R19, R27, R33, R42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4" office:value-type="float" office:value="0.0086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.70KCR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3-RC0805FR-074K7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0" office:value-type="float" office:value="0.01">
            <text:p>0,01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4K7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3]&lt;&gt;&quot;&quot;;&quot;&quot;;[.B43])" office:value-type="float" office:value="5">
            <text:p>5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2" table:formula="of:=IF([.B43]&lt;&gt;&quot;&quot;;MIN([.H43];[.K43];[.N43];[.R43];[.U43]);&quot;&quot;)" office:value-type="currency" office:currency="EUR" office:value="0.0086">
            <text:p>0,009 €</text:p>
          </table:table-cell>
          <table:table-cell table:style-name="ce116" table:formula="of:=[.B43]" office:value-type="float" office:value="5">
            <text:p>5</text:p>
          </table:table-cell>
          <table:table-cell table:style-name="ce133" table:formula="of:=[.Z43]*[.AA43]" office:value-type="float" office:value="0.043">
            <text:p>0,043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7, R21, R28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4]&lt;&gt;&quot;&quot;;&quot;&quot;;[.B44])" office:value-type="float" office:value="3">
            <text:p>3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3096">
            <text:p>0,031 €</text:p>
          </table:table-cell>
          <table:table-cell table:style-name="ce116" table:formula="of:=[.B44]" office:value-type="float" office:value="3">
            <text:p>3</text:p>
          </table:table-cell>
          <table:table-cell table:style-name="ce133" table:formula="of:=[.Z44]*[.AA44]" office:value-type="float" office:value="0.09288">
            <text:p>0,09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25, R30, R31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2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5]&lt;&gt;&quot;&quot;;&quot;&quot;;[.B45])" office:value-type="float" office:value="4">
            <text:p>4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Farnell">
            <text:p>Farnell</text:p>
          </table:table-cell>
          <table:table-cell table:style-name="ce122" table:formula="of:=IF([.B45]&lt;&gt;&quot;&quot;;MIN([.H45];[.K45];[.N45];[.R45];[.U45]);&quot;&quot;)" office:value-type="currency" office:currency="EUR" office:value="0.0094">
            <text:p>0,009 €</text:p>
          </table:table-cell>
          <table:table-cell table:style-name="ce116" table:formula="of:=[.B45]" office:value-type="float" office:value="4">
            <text:p>4</text:p>
          </table:table-cell>
          <table:table-cell table:style-name="ce133" table:formula="of:=[.Z45]*[.AA45]" office:value-type="float" office:value="0.0376">
            <text:p>0,038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7, R37</text:p>
          </table:table-cell>
          <table:table-cell table:style-name="ce14" office:value-type="string">
            <text:p>2073716</text:p>
          </table:table-cell>
          <table:table-cell table:style-name="ce23" office:value-type="string">
            <text:p>MCMR08X271 JTL</text:p>
          </table:table-cell>
          <table:table-cell table:style-name="ce45" office:value-type="float" office:value="0.009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87" office:value-type="string">
            <text:p>CRG0805F270R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70R-1%</text:p>
          </table:table-cell>
          <table:table-cell table:style-name="ce45" office:value-type="float" office:value="0.0226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6]&lt;&gt;&quot;&quot;;&quot;&quot;;[.B46])" office:value-type="float" office:value="3">
            <text:p>3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Farnell">
            <text:p>Farnell</text:p>
          </table:table-cell>
          <table:table-cell table:style-name="ce122" table:formula="of:=IF([.B46]&lt;&gt;&quot;&quot;;MIN([.H46];[.K46];[.N46];[.R46];[.U46]);&quot;&quot;)" office:value-type="currency" office:currency="EUR" office:value="0.009">
            <text:p>0,009 €</text:p>
          </table:table-cell>
          <table:table-cell table:style-name="ce116" table:formula="of:=[.B46]" office:value-type="float" office:value="3">
            <text:p>3</text:p>
          </table:table-cell>
          <table:table-cell table:style-name="ce133" table:formula="of:=[.Z46]*[.AA46]" office:value-type="float" office:value="0.027">
            <text:p>0,02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office:value-type="float" office:value="5">
            <text:p>5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22, R23, R24, R26, R29</text:p>
          </table:table-cell>
          <table:table-cell table:style-name="ce13" office:value-type="string">
            <text:p>2074546</text:p>
          </table:table-cell>
          <table:table-cell table:style-name="ce13" office:value-type="string">
            <text:p>MCSR12X104 JTL</text:p>
          </table:table-cell>
          <table:table-cell table:style-name="ce44" office:value-type="float" office:value="0.0116">
            <text:p>0,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0KFRCT-ND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1206F100K</text:p>
          </table:table-cell>
          <table:table-cell table:style-name="ce70" office:value-type="float" office:value="0.061">
            <text:p>0,06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2524</text:p>
          </table:table-cell>
          <table:table-cell table:style-name="ce13" office:value-type="string">
            <text:p>CRG1206F100K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Q1206-100K-1%</text:p>
          </table:table-cell>
          <table:table-cell table:style-name="ce44" office:value-type="float" office:value="0.01999">
            <text:p>0,02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7]&lt;&gt;&quot;&quot;;&quot;&quot;;[.B47])" office:value-type="float" office:value="5">
            <text:p>5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2" table:formula="of:=IF([.B47]&lt;&gt;&quot;&quot;;MIN([.H47];[.K47];[.N47];[.R47];[.U47]);&quot;&quot;)" office:value-type="currency" office:currency="EUR" office:value="0.0116">
            <text:p>0,012 €</text:p>
          </table:table-cell>
          <table:table-cell table:style-name="ce116" table:formula="of:=[.B47]" office:value-type="float" office:value="5">
            <text:p>5</text:p>
          </table:table-cell>
          <table:table-cell table:style-name="ce133" table:formula="of:=[.Z47]*[.AA47]" office:value-type="float" office:value="0.058">
            <text:p>0,058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5, R39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22" table:formula="of:=IF([.B48]&lt;&gt;&quot;&quot;;MIN([.H48];[.K48];[.N48];[.R48];[.U48]);&quot;&quot;)" office:value-type="currency" office:currency="EUR" office:value="0.002">
            <text:p>0,002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.004">
            <text:p>0,00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1K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8</text:p>
          </table:table-cell>
          <table:table-cell table:style-name="ce13" office:value-type="float" office:value="2447595">
            <text:p>2447595</text:p>
          </table:table-cell>
          <table:table-cell table:style-name="ce13" office:value-type="string">
            <text:p>MCWR08X1801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52CT-ND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JW-182ELF</text:p>
          </table:table-cell>
          <table:table-cell table:style-name="ce70" office:value-type="float" office:value="0.008">
            <text:p>0,0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61</text:p>
          </table:table-cell>
          <table:table-cell table:style-name="ce13" office:value-type="string">
            <text:p>CRG0805F1K8</text:p>
          </table:table-cell>
          <table:table-cell table:style-name="ce70" office:value-type="float" office:value="0.022">
            <text:p>0,0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K8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9]&lt;&gt;&quot;&quot;;&quot;&quot;;[.B49])" office:value-type="float" office:value="1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008">
            <text:p>0,008 €</text:p>
          </table:table-cell>
          <table:table-cell table:style-name="ce116" table:formula="of:=[.B49]" office:value-type="float" office:value="1">
            <text:p>1</text:p>
          </table:table-cell>
          <table:table-cell table:style-name="ce133" table:formula="of:=[.Z49]*[.AA49]" office:value-type="float" office:value="0.008">
            <text:p>0,0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4, R6, R8, R9</text:p>
          </table:table-cell>
          <table:table-cell table:style-name="ce14" office:value-type="string">
            <text:p>1265196</text:p>
          </table:table-cell>
          <table:table-cell table:style-name="ce23" office:value-type="string">
            <text:p>3520330RJT</text:p>
          </table:table-cell>
          <table:table-cell table:style-name="ce45" office:value-type="float" office:value="0.105">
            <text:p>0,1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2512JT330RCT-ND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0330RJT</text:p>
          </table:table-cell>
          <table:table-cell table:style-name="ce71" office:value-type="float" office:value="0.073">
            <text:p>0,07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55-1224</text:p>
          </table:table-cell>
          <table:table-cell table:style-name="ce87" office:value-type="string">
            <text:p>3521330RFT</text:p>
          </table:table-cell>
          <table:table-cell table:style-name="ce71" office:value-type="float" office:value="0.281">
            <text:p>0,28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WF25P-330R-5%</text:p>
          </table:table-cell>
          <table:table-cell table:style-name="ce45" office:value-type="float" office:value="0.0715">
            <text:p>0,072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50]&lt;&gt;&quot;&quot;;&quot;&quot;;[.B50])" office:value-type="float" office:value="4">
            <text:p>4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0.0715">
            <text:p>0,072 €</text:p>
          </table:table-cell>
          <table:table-cell table:style-name="ce116" table:formula="of:=[.B50]" office:value-type="float" office:value="4">
            <text:p>4</text:p>
          </table:table-cell>
          <table:table-cell table:style-name="ce133" table:formula="of:=[.Z50]*[.AA50]" office:value-type="float" office:value="0.286">
            <text:p>0,28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6K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0</text:p>
          </table:table-cell>
          <table:table-cell table:style-name="ce13" office:value-type="string">
            <text:p>2447711</text:p>
          </table:table-cell>
          <table:table-cell table:style-name="ce13" office:value-type="string">
            <text:p>MCWR08X6801FTL</text:p>
          </table:table-cell>
          <table:table-cell table:style-name="ce44" office:value-type="float" office:value="0.094">
            <text:p>0,09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6.8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6801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40</text:p>
          </table:table-cell>
          <table:table-cell table:style-name="ce13" office:value-type="string">
            <text:p>CRG0805F6K8</text:p>
          </table:table-cell>
          <table:table-cell table:style-name="ce70" office:value-type="float" office:value="0.006">
            <text:p>0,00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6K8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[.B51]" office:value-type="float" office:value="1">
            <text:p>1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RS">
            <text:p>RS</text:p>
          </table:table-cell>
          <table:table-cell table:style-name="ce122" table:formula="of:=IF([.B51]&lt;&gt;&quot;&quot;;MIN([.H51];[.K51];[.N51];[.R51];[.U51]);&quot;&quot;)" office:value-type="currency" office:currency="EUR" office:value="0.006">
            <text:p>0,006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0.006">
            <text:p>0,00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, R10, R14, R32, R36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87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5">
            <text:p>5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4">
            <text:p>0,009 €</text:p>
          </table:table-cell>
          <table:table-cell table:style-name="ce116" table:formula="of:=[.B52]" office:value-type="float" office:value="5">
            <text:p>5</text:p>
          </table:table-cell>
          <table:table-cell table:style-name="ce133" table:formula="of:=[.Z52]*[.AA52]" office:value-type="float" office:value="0.047">
            <text:p>0,04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CG2-470L</text:p>
          </table:table-cell>
          <table:table-cell table:style-name="ce22" office:value-type="string">
            <text:p>THT; Surge arrester</text:p>
          </table:table-cell>
          <table:table-cell table:style-name="ce13" office:value-type="string">
            <text:p>SAR1</text:p>
          </table:table-cell>
          <table:table-cell table:style-name="ce13" office:value-type="float" office:value="1846854">
            <text:p>1846854</text:p>
          </table:table-cell>
          <table:table-cell table:style-name="ce13" office:value-type="string">
            <text:p>2027-47-BLF</text:p>
          </table:table-cell>
          <table:table-cell table:style-name="ce44" office:value-type="float" office:value="1.11">
            <text:p>1,1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027-47-BLF-ND</text:p>
          </table:table-cell>
          <table:table-cell table:style-name="ce70" office:value-type="float" office:value="1.2">
            <text:p>1,2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2027-47-BLF</text:p>
          </table:table-cell>
          <table:table-cell table:style-name="ce70" office:value-type="float" office:value="1.16">
            <text:p>1,1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78-3652</text:p>
          </table:table-cell>
          <table:table-cell table:style-name="ce13" office:value-type="string">
            <text:p>CG2-470L</text:p>
          </table:table-cell>
          <table:table-cell table:style-name="ce70" office:value-type="float" office:value="1.943">
            <text:p>1,9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G2-470L</text:p>
          </table:table-cell>
          <table:table-cell table:style-name="ce44" office:value-type="float" office:value="1.48">
            <text:p>1,480</text:p>
          </table:table-cell>
          <table:table-cell table:style-name="ce77" office:value-type="float" office:value="1.45">
            <text:p>1</text:p>
          </table:table-cell>
          <table:table-cell table:style-name="ce104" table:formula="of:=[.B53]" office:value-type="float" office:value="1">
            <text:p>1</text:p>
          </table:table-cell>
          <table:table-cell table:style-name="ce77" table:formula="of:=IF([.W53]&lt;&gt;&quot;&quot;;&quot;&quot;;[.B53])">
            <text:p/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1.11">
            <text:p>1,110 €</text:p>
          </table:table-cell>
          <table:table-cell table:style-name="ce116" table:formula="of:=[.B53]" office:value-type="float" office:value="1">
            <text:p>1</text:p>
          </table:table-cell>
          <table:table-cell table:style-name="ce133" table:formula="of:=[.Z53]*[.AA53]" office:value-type="float" office:value="1.11">
            <text:p>1,1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F62J12S2AHQA</text:p>
          </table:table-cell>
          <table:table-cell table:style-name="ce23" office:value-type="string">
            <text:p>THT; PCB AC switch</text:p>
          </table:table-cell>
          <table:table-cell table:style-name="ce14" office:value-type="string">
            <text:p>SW1</text:p>
          </table:table-cell>
          <table:table-cell table:style-name="ce14" office:value-type="string">
            <text:p>2435277</text:p>
          </table:table-cell>
          <table:table-cell table:style-name="ce23" office:value-type="string">
            <text:p>DF62J12S2AHQA</text:p>
          </table:table-cell>
          <table:table-cell table:style-name="ce45" office:value-type="float" office:value="4.33">
            <text:p>4,3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CKN2062-ND</text:p>
          </table:table-cell>
          <table:table-cell table:style-name="ce71" office:value-type="float" office:value="4.34">
            <text:p>4,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11-DF62J12S2AHQA 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54-3601</text:p>
          </table:table-cell>
          <table:table-cell table:style-name="ce87" office:value-type="string">
            <text:p>DF62J12S2AHQA</text:p>
          </table:table-cell>
          <table:table-cell table:style-name="ce71" office:value-type="float" office:value="4.69">
            <text:p>4,69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DF62J12S2AHQA</text:p>
          </table:table-cell>
          <table:table-cell table:style-name="ce45" office:value-type="float" office:value="3.3356">
            <text:p>3,336</text:p>
          </table:table-cell>
          <table:table-cell table:style-name="ce78" office:value-type="float" office:value="1">
            <text:p>1</text:p>
          </table:table-cell>
          <table:table-cell table:style-name="ce105" table:formula="of:=[.B54]" office:value-type="float" office:value="1">
            <text:p>1</text:p>
          </table:table-cell>
          <table:table-cell table:style-name="ce78" table:formula="of:=IF([.W54]&lt;&gt;&quot;&quot;;&quot;&quot;;[.B54])">
            <text:p/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3.3356">
            <text:p>3,336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3.3356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7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Feryster 0579</text:p>
          </table:table-cell>
          <table:table-cell table:style-name="ce22" office:value-type="string">
            <text:p>Flyback transformer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TI-ER28-0579</text:p>
          </table:table-cell>
          <table:table-cell table:style-name="ce44" office:value-type="float" office:value="4.56">
            <text:p>4,560</text:p>
          </table:table-cell>
          <table:table-cell table:style-name="ce77" office:value-type="float" office:value="1">
            <text:p>1</text:p>
          </table:table-cell>
          <table:table-cell table:style-name="ce104" table:formula="of:=[.B55]" office:value-type="float" office:value="1">
            <text:p>1</text:p>
          </table:table-cell>
          <table:table-cell table:style-name="ce77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2" table:formula="of:=IF([.B55]&lt;&gt;&quot;&quot;;MIN([.H55];[.K55];[.N55];[.R55];[.U55]);&quot;&quot;)" office:value-type="currency" office:currency="EUR" office:value="4.56">
            <text:p>4,56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4.56">
            <text:p>4,560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ERZE14A431 or V275LA20AP</text:p>
          </table:table-cell>
          <table:table-cell table:style-name="ce23" office:value-type="string">
            <text:p>THT; Varistor RM7.5</text:p>
          </table:table-cell>
          <table:table-cell table:style-name="ce14" office:value-type="string">
            <text:p>VAR1, VAR2</text:p>
          </table:table-cell>
          <table:table-cell table:style-name="ce14" office:value-type="string">
            <text:p>2291831</text:p>
          </table:table-cell>
          <table:table-cell table:style-name="ce23" office:value-type="string">
            <text:p>ERZE11A431</text:p>
          </table:table-cell>
          <table:table-cell table:style-name="ce45" office:value-type="float" office:value="0.678">
            <text:p>0,67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16688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RZ-E11A431</text:p>
          </table:table-cell>
          <table:table-cell table:style-name="ce71" office:value-type="float" office:value="0.468">
            <text:p>0,46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85-8904</text:p>
          </table:table-cell>
          <table:table-cell table:style-name="ce87" office:value-type="string">
            <text:p>ERZE11A431</text:p>
          </table:table-cell>
          <table:table-cell table:style-name="ce71" office:value-type="float" office:value="0.251">
            <text:p>0,251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275LA20AP</text:p>
          </table:table-cell>
          <table:table-cell table:style-name="ce45" office:value-type="float" office:value="0.201">
            <text:p>0,201</text:p>
          </table:table-cell>
          <table:table-cell table:style-name="ce78" office:value-type="float" office:value="5">
            <text:p>5</text:p>
          </table:table-cell>
          <table:table-cell table:style-name="ce105" table:formula="of:=[.B56]" office:value-type="float" office:value="2">
            <text:p>2</text:p>
          </table:table-cell>
          <table:table-cell table:style-name="ce78" table:formula="of:=IF([.W56]&lt;&gt;&quot;&quot;;&quot;&quot;;[.B56])">
            <text:p/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2" table:formula="of:=IF([.B56]&lt;&gt;&quot;&quot;;MIN([.H56];[.K56];[.N56];[.R56];[.U56]);&quot;&quot;)" office:value-type="currency" office:currency="EUR" office:value="0.201">
            <text:p>0,201 €</text:p>
          </table:table-cell>
          <table:table-cell table:style-name="ce116" table:formula="of:=[.B56]" office:value-type="float" office:value="2">
            <text:p>2</text:p>
          </table:table-cell>
          <table:table-cell table:style-name="ce133" table:formula="of:=[.Z56]*[.AA56]" office:value-type="float" office:value="0.402">
            <text:p>0,40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39-28-1063</text:p>
          </table:table-cell>
          <table:table-cell table:style-name="ce22" office:value-type="string">
            <text:p>THT; Mini-Fit Jr.; 4.2mm, 6-pin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101</text:p>
          </table:table-cell>
          <table:table-cell table:style-name="ce13" office:value-type="string">
            <text:p>39-28-1063</text:p>
          </table:table-cell>
          <table:table-cell table:style-name="ce44" office:value-type="float" office:value="0.688">
            <text:p>0,6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2-ND</text:p>
          </table:table-cell>
          <table:table-cell table:style-name="ce70" office:value-type="float" office:value="0.86">
            <text:p>0,8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63</text:p>
          </table:table-cell>
          <table:table-cell table:style-name="ce70" office:value-type="float" office:value="0.76">
            <text:p>0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906</text:p>
          </table:table-cell>
          <table:table-cell table:style-name="ce13" office:value-type="string">
            <text:p>39-28-1063</text:p>
          </table:table-cell>
          <table:table-cell table:style-name="ce70" office:value-type="float" office:value="0.696">
            <text:p>0,696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MX-5566-06A</text:p>
          </table:table-cell>
          <table:table-cell table:style-name="ce44" office:value-type="float" office:value="0.2715">
            <text:p>0,272</text:p>
          </table:table-cell>
          <table:table-cell table:style-name="ce77" office:value-type="float" office:value="2">
            <text:p>2</text:p>
          </table:table-cell>
          <table:table-cell table:style-name="ce104" table:formula="of:=[.B57]" office:value-type="float" office:value="1">
            <text:p>1</text:p>
          </table:table-cell>
          <table:table-cell table:style-name="ce77" table:formula="of:=IF([.W57]&lt;&gt;&quot;&quot;;&quot;&quot;;[.B57])">
            <text:p/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2715">
            <text:p>0,272 €</text:p>
          </table:table-cell>
          <table:table-cell table:style-name="ce116" table:formula="of:=[.B57]" office:value-type="float" office:value="1">
            <text:p>1</text:p>
          </table:table-cell>
          <table:table-cell table:style-name="ce133" table:formula="of:=[.Z57]*[.AA57]" office:value-type="float" office:value="0.2715">
            <text:p>0,27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39</text:p>
          </table:table-cell>
          <table:table-cell table:style-name="ce23" office:value-type="string">
            <text:p>THT; Mini-Fit Jr.; 4.2mm, 3-pin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1829076</text:p>
          </table:table-cell>
          <table:table-cell table:style-name="ce23" office:value-type="string">
            <text:p>39-30-1039</text:p>
          </table:table-cell>
          <table:table-cell table:style-name="ce45" office:value-type="float" office:value="0.585">
            <text:p>0,58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18442-ND </text:p>
          </table:table-cell>
          <table:table-cell table:style-name="ce71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39 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70-5751</text:p>
          </table:table-cell>
          <table:table-cell table:style-name="ce87" office:value-type="string">
            <text:p>39-30-1039</text:p>
          </table:table-cell>
          <table:table-cell table:style-name="ce71" office:value-type="float" office:value="0.584">
            <text:p>0,58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X-5566-03A3</text:p>
          </table:table-cell>
          <table:table-cell table:style-name="ce45" office:value-type="float" office:value="0.5481">
            <text:p>0,548</text:p>
          </table:table-cell>
          <table:table-cell table:style-name="ce78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Mouser">
            <text:p>Mouser</text:p>
          </table:table-cell>
          <table:table-cell table:style-name="ce122" table:formula="of:=IF([.B58]&lt;&gt;&quot;&quot;;MIN([.H58];[.K58];[.N58];[.R58];[.U58]);&quot;&quot;)" office:value-type="currency" office:currency="EUR" office:value="0.43">
            <text:p>0,430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43">
            <text:p>0,4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ZL231-16KG</text:p>
          </table:table-cell>
          <table:table-cell table:style-name="ce22" office:value-type="string">
            <text:p>THT; 16-pin IDC socket; male; angled 90°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1642024</text:p>
          </table:table-cell>
          <table:table-cell table:style-name="ce13" office:value-type="string">
            <text:p>61201621721</text:p>
          </table:table-cell>
          <table:table-cell table:style-name="ce44" office:value-type="float" office:value="0.676">
            <text:p>0,676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179-ND</text:p>
          </table:table-cell>
          <table:table-cell table:style-name="ce70" office:value-type="float" office:value="0.62">
            <text:p>0,6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201621721</text:p>
          </table:table-cell>
          <table:table-cell table:style-name="ce70" office:value-type="float" office:value="0.68">
            <text:p>0,6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1-8367</text:p>
          </table:table-cell>
          <table:table-cell table:style-name="ce13" office:value-type="string">
            <text:p>61201621721</text:p>
          </table:table-cell>
          <table:table-cell table:style-name="ce70" office:value-type="float" office:value="0.676">
            <text:p>0,67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ZL231-16K</text:p>
          </table:table-cell>
          <table:table-cell table:style-name="ce44" office:value-type="float" office:value="0.13521">
            <text:p>0,135</text:p>
          </table:table-cell>
          <table:table-cell table:style-name="ce77" office:value-type="float" office:value="5">
            <text:p>5</text:p>
          </table:table-cell>
          <table:table-cell table:style-name="ce104" table:formula="of:=[.B59]" office:value-type="float" office:value="1">
            <text:p>1</text:p>
          </table:table-cell>
          <table:table-cell table:style-name="ce77" table:formula="of:=IF([.W59]&lt;&gt;&quot;&quot;;&quot;&quot;;[.B59])">
            <text:p/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13521">
            <text:p>0,135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13521">
            <text:p>0,135</text:p>
          </table:table-cell>
          <table:table-cell table:style-name="ce143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53-1000</text:p>
          </table:table-cell>
          <table:table-cell table:style-name="ce23" office:value-type="string">
            <text:p>THT; 4-pin 0.1”</text:p>
          </table:table-cell>
          <table:table-cell table:style-name="ce14" office:value-type="string">
            <text:p>X4, X5; fan connector</text:p>
          </table:table-cell>
          <table:table-cell table:style-name="ce14" office:value-type="string">
            <text:p>2313705</text:p>
          </table:table-cell>
          <table:table-cell table:style-name="ce23" office:value-type="string">
            <text:p>47053-1000</text:p>
          </table:table-cell>
          <table:table-cell table:style-name="ce45" office:value-type="float" office:value="0.288">
            <text:p>0,288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330-ND</text:p>
          </table:table-cell>
          <table:table-cell table:style-name="ce71" office:value-type="float" office:value="0.371">
            <text:p>0,3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47053-1000</text:p>
          </table:table-cell>
          <table:table-cell table:style-name="ce71" office:value-type="float" office:value="0.329">
            <text:p>0,3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44-8185</text:p>
          </table:table-cell>
          <table:table-cell table:style-name="ce87" office:value-type="string">
            <text:p>470531000</text:p>
          </table:table-cell>
          <table:table-cell table:style-name="ce71" office:value-type="float" office:value="0.322">
            <text:p>0,322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X-47053-1000</text:p>
          </table:table-cell>
          <table:table-cell table:style-name="ce45" office:value-type="float" office:value="0.1081">
            <text:p>0,108</text:p>
          </table:table-cell>
          <table:table-cell table:style-name="ce78" office:value-type="float" office:value="5">
            <text:p>5</text:p>
          </table:table-cell>
          <table:table-cell table:style-name="ce105" table:formula="of:=[.B60]" office:value-type="float" office:value="2">
            <text:p>2</text:p>
          </table:table-cell>
          <table:table-cell table:style-name="ce78" table:formula="of:=IF([.W60]&lt;&gt;&quot;&quot;;&quot;&quot;;[.B60])">
            <text:p/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1081">
            <text:p>0,108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.2162">
            <text:p>0,2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BZT52C20-DC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ZD5</text:p>
          </table:table-cell>
          <table:table-cell table:style-name="ce13" office:value-type="string">
            <text:p>2077898</text:p>
          </table:table-cell>
          <table:table-cell table:style-name="ce13" office:value-type="string">
            <text:p>BZT52C20-7-F</text:p>
          </table:table-cell>
          <table:table-cell table:style-name="ce44" office:value-type="float" office:value="0.168">
            <text:p>0,16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8128-1-ND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21-BZT52C20-13-F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2-2214</text:p>
          </table:table-cell>
          <table:table-cell table:style-name="ce13" office:value-type="string">
            <text:p>BZT52C20S-7-F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BZT52C20-DC</text:p>
          </table:table-cell>
          <table:table-cell table:style-name="ce44" office:value-type="float" office:value="0.0525">
            <text:p>0,053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61]&lt;&gt;&quot;&quot;;&quot;&quot;;[.B61])" office:value-type="float" office:value="1">
            <text:p>1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525">
            <text:p>0,053 €</text:p>
          </table:table-cell>
          <table:table-cell table:style-name="ce116" table:formula="of:=[.B61]" office:value-type="float" office:value="1">
            <text:p>1</text:p>
          </table:table-cell>
          <table:table-cell table:style-name="ce133" table:formula="of:=[.Z61]*[.AA61]" office:value-type="float" office:value="0.0525">
            <text:p>0,053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61])" office:value-type="float" office:value="26">
            <text:p>26</text:p>
          </table:table-cell>
          <table:table-cell table:style-name="ce110" table:formula="of:=SUM([.X3:.X61])" office:value-type="float" office:value="80">
            <text:p>80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61])" office:value-type="currency" office:currency="EUR" office:value="27.52301">
            <text:p>27,52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1, C12, C2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65]&lt;&gt;&quot;&quot;;&quot;&quot;;[.B65])" office:value-type="float" office:value="3">
            <text:p>3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Farnell">
            <text:p>Farnell</text:p>
          </table:table-cell>
          <table:table-cell table:style-name="ce122" table:formula="of:=IF([.B65]&lt;&gt;&quot;&quot;;MIN([.H65];[.K65];[.N65];[.R65];[.U65]);&quot;&quot;)" office:value-type="currency" office:currency="EUR" office:value="0">
            <text:p>0,000 €</text:p>
          </table:table-cell>
          <table:table-cell table:style-name="ce116" table:formula="of:=[.B65]" office:value-type="float" office:value="3">
            <text:p>3</text:p>
          </table:table-cell>
          <table:table-cell table:style-name="ce133" table:formula="of:=[.Z65]*[.AA65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22" office:value-type="string">
            <text:p>SOT23-5</text:p>
          </table:table-cell>
          <table:table-cell table:style-name="ce13" office:value-type="string">
            <text:p>IC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2" table:formula="of:=IF([.B66]&lt;&gt;&quot;&quot;;MIN([.H66];[.K66];[.N66];[.R66];[.U66]);&quot;&quot;)" office:value-type="currency" office:currency="EUR" office:value="0">
            <text:p>0,000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0, R3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67]&lt;&gt;&quot;&quot;;&quot;&quot;;[.B67])" office:value-type="float" office:value="2">
            <text:p>2</text:p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2" table:formula="of:=IF([.B67]&lt;&gt;&quot;&quot;;MIN([.H67];[.K67];[.N67];[.R67];[.U67]);&quot;&quot;)" office:value-type="currency" office:currency="EUR" office:value="0">
            <text:p>0,000 €</text:p>
          </table:table-cell>
          <table:table-cell table:style-name="ce116" table:formula="of:=[.B67]" office:value-type="float" office:value="2">
            <text:p>2</text:p>
          </table:table-cell>
          <table:table-cell table:style-name="ce133" table:formula="of:=[.Z67]*[.AA67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Test points</text:p>
          </table:table-cell>
          <table:table-cell table:style-name="ce22"/>
          <table:table-cell table:style-name="ce13" office:value-type="string">
            <text:p>TP1, TP2, TP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>
            <text:p>TEST-5</text:p>
          </table:table-cell>
          <table:table-cell table:style-name="ce44" office:value-type="float" office:value="0.082">
            <text:p>0,082</text:p>
          </table:table-cell>
          <table:table-cell table:style-name="ce77" office:value-type="float" office:value="10">
            <text:p>10</text:p>
          </table:table-cell>
          <table:table-cell table:style-name="ce104" table:formula="of:=[.B68]" office:value-type="float" office:value="3">
            <text:p>3</text:p>
          </table:table-cell>
          <table:table-cell table:style-name="ce77" table:formula="of:=IF([.W68]&lt;&gt;&quot;&quot;;&quot;&quot;;[.B68])">
            <text:p/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2" table:formula="of:=IF([.B68]&lt;&gt;&quot;&quot;;MIN([.H68];[.K68];[.N68];[.R68];[.U68]);&quot;&quot;)" office:value-type="currency" office:currency="EUR" office:value="0.082">
            <text:p>0,082 €</text:p>
          </table:table-cell>
          <table:table-cell table:style-name="ce116" table:formula="of:=[.B68]" office:value-type="float" office:value="3">
            <text:p>3</text:p>
          </table:table-cell>
          <table:table-cell table:style-name="ce133" table:formula="of:=[.Z68]*[.AA68]" office:value-type="float" office:value="0.246">
            <text:p>0,246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21</text:p>
          </table:table-cell>
          <table:table-cell table:style-name="ce23" office:value-type="string">
            <text:p>22-23-2021</text:p>
          </table:table-cell>
          <table:table-cell table:style-name="ce14" office:value-type="string">
            <text:p>X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 table:formula="of:=[.B69]" office:value-type="float" office:value="1">
            <text:p>1</text:p>
          </table:table-cell>
          <table:table-cell table:style-name="ce78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Farnell">
            <text:p>Farnell</text:p>
          </table:table-cell>
          <table:table-cell table:style-name="ce122" table:formula="of:=IF([.B69]&lt;&gt;&quot;&quot;;MIN([.H69];[.K69];[.N69];[.R69];[.U69]);&quot;&quot;)" office:value-type="currency" office:currency="EUR" office:value="0">
            <text:p>0,000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.5KE400CA</text:p>
          </table:table-cell>
          <table:table-cell table:style-name="ce22" office:value-type="string">
            <text:p>THT; TVS bidirectional</text:p>
          </table:table-cell>
          <table:table-cell table:style-name="ce13" office:value-type="string">
            <text:p>ZD1, ZD2</text:p>
          </table:table-cell>
          <table:table-cell table:style-name="ce13" office:value-type="float" office:value="2341650">
            <text:p>2341650</text:p>
          </table:table-cell>
          <table:table-cell table:style-name="ce13" office:value-type="string">
            <text:p>1.5KE400CARL</text:p>
          </table:table-cell>
          <table:table-cell table:style-name="ce44" office:value-type="float" office:value="0.722">
            <text:p>0,72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.5KE400CA-TPMSCT-ND</text:p>
          </table:table-cell>
          <table:table-cell table:style-name="ce70" office:value-type="float" office:value="0.55">
            <text:p>0,5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1.5KE400CA-TP</text:p>
          </table:table-cell>
          <table:table-cell table:style-name="ce70" office:value-type="float" office:value="0.536">
            <text:p>0,53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6-4381</text:p>
          </table:table-cell>
          <table:table-cell table:style-name="ce13" office:value-type="string">
            <text:p>1.5KE400CA</text:p>
          </table:table-cell>
          <table:table-cell table:style-name="ce70" office:value-type="float" office:value="0.932">
            <text:p>0,932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1.5KE400CA</text:p>
          </table:table-cell>
          <table:table-cell table:style-name="ce44" office:value-type="float" office:value="0.316">
            <text:p>0,316</text:p>
          </table:table-cell>
          <table:table-cell table:style-name="ce77" office:value-type="float" office:value="3">
            <text:p>3</text:p>
          </table:table-cell>
          <table:table-cell table:style-name="ce104" table:formula="of:=[.B70]" office:value-type="float" office:value="2">
            <text:p>2</text:p>
          </table:table-cell>
          <table:table-cell table:style-name="ce77" table:formula="of:=IF([.W70]&lt;&gt;&quot;&quot;;&quot;&quot;;[.B70])">
            <text:p/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2" table:formula="of:=IF([.B70]&lt;&gt;&quot;&quot;;MIN([.H70];[.K70];[.N70];[.R70];[.U70]);&quot;&quot;)" office:value-type="currency" office:currency="EUR" office:value="0.316">
            <text:p>0,316 €</text:p>
          </table:table-cell>
          <table:table-cell table:style-name="ce116" table:formula="of:=[.B70]" office:value-type="float" office:value="2">
            <text:p>2</text:p>
          </table:table-cell>
          <table:table-cell table:style-name="ce133" table:formula="of:=[.Z70]*[.AA70]" office:value-type="float" office:value="0.632">
            <text:p>0,632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ZD3, ZD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71]&lt;&gt;&quot;&quot;;&quot;&quot;;[.B71])" office:value-type="float" office:value="2">
            <text:p>2</text:p>
          </table:table-cell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2" office:value-type="string">
            <text:p>16-pin IDC cable 15cm</text:p>
          </table:table-cell>
          <table:table-cell table:style-name="ce35"/>
          <table:table-cell table:style-name="ce13" office:value-type="string">
            <text:p>-</text:p>
          </table:table-cell>
          <table:table-cell table:style-name="ce22"/>
          <table:table-cell table:style-name="ce44"/>
          <table:table-cell table:style-name="ce51"/>
          <table:table-cell table:style-name="ce62" office:value-type="string">
            <text:p>H3CCS-1606G-ND</text:p>
          </table:table-cell>
          <table:table-cell table:style-name="ce70" office:value-type="float" office:value="1.17">
            <text:p>1,1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7" office:value-type="string">
            <text:p>FC16150-S </text:p>
          </table:table-cell>
          <table:table-cell table:style-name="ce44" office:value-type="float" office:value="1.31">
            <text:p>1,31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Digikey">
            <text:p>Digikey</text:p>
          </table:table-cell>
          <table:table-cell table:style-name="ce122" table:formula="of:=IF([.B74]&lt;&gt;&quot;&quot;;MIN([.H74];[.K74];[.N74];[.R74];[.U74]);&quot;&quot;)" office:value-type="currency" office:currency="EUR" office:value="1.17">
            <text:p>1,170 €</text:p>
          </table:table-cell>
          <table:table-cell table:style-name="ce116" table:formula="of:=[.B74]" office:value-type="float" office:value="1">
            <text:p>1</text:p>
          </table:table-cell>
          <table:table-cell table:style-name="ce133" table:formula="of:=[.Z74]*[.AA74]" office:value-type="float" office:value="1.17">
            <text:p>1,17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47054-1000</text:p>
          </table:table-cell>
          <table:table-cell table:style-name="ce23" office:value-type="string">
            <text:p>4-pin receptacle for X4, X5</text:p>
          </table:table-cell>
          <table:table-cell table:style-name="ce36"/>
          <table:table-cell table:style-name="ce14" office:value-type="string">
            <text:p>2751642</text:p>
          </table:table-cell>
          <table:table-cell table:style-name="ce23" office:value-type="string">
            <text:p>47054-1000</text:p>
          </table:table-cell>
          <table:table-cell table:style-name="ce45" office:value-type="float" office:value="0.0413">
            <text:p>0,041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285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47054-1000</text:p>
          </table:table-cell>
          <table:table-cell table:style-name="ce71" office:value-type="float" office:value="0.087">
            <text:p>0,08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20-5990</text:p>
          </table:table-cell>
          <table:table-cell table:style-name="ce87" office:value-type="string">
            <text:p>47054-1000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X-47054-1000</text:p>
          </table:table-cell>
          <table:table-cell table:style-name="ce45" office:value-type="float" office:value="0.0359">
            <text:p>0,036</text:p>
          </table:table-cell>
          <table:table-cell table:style-name="ce78" office:value-type="float" office:value="20">
            <text:p>20</text:p>
          </table:table-cell>
          <table:table-cell table:style-name="ce105"/>
          <table:table-cell table:style-name="ce78"/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2" table:formula="of:=IF([.B75]&lt;&gt;&quot;&quot;;MIN([.H75];[.K75];[.N75];[.R75];[.U75]);&quot;&quot;)" office:value-type="currency" office:currency="EUR" office:value="0.0359">
            <text:p>0,036 €</text:p>
          </table:table-cell>
          <table:table-cell table:style-name="ce116" table:formula="of:=[.B75]" office:value-type="float" office:value="2">
            <text:p>2</text:p>
          </table:table-cell>
          <table:table-cell table:style-name="ce133" table:formula="of:=[.Z75]*[.AA75]" office:value-type="float" office:value="0.0718">
            <text:p>0,072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8">
            <text:p>8</text:p>
          </table:table-cell>
          <table:table-cell table:style-name="ce13" office:value-type="string">
            <text:p>08-50-0114</text:p>
          </table:table-cell>
          <table:table-cell table:style-name="ce22" office:value-type="string">
            <text:p>Pins for X4, X5</text:p>
          </table:table-cell>
          <table:table-cell table:style-name="ce35"/>
          <table:table-cell table:style-name="ce13" office:value-type="string">
            <text:p>1462641</text:p>
          </table:table-cell>
          <table:table-cell table:style-name="ce22" office:value-type="string">
            <text:p>08-50-0114</text:p>
          </table:table-cell>
          <table:table-cell table:style-name="ce44" office:value-type="float" office:value="0.073">
            <text:p>0,073</text:p>
          </table:table-cell>
          <table:table-cell table:style-name="ce51" office:value-type="float" office:value="100">
            <text:p>100</text:p>
          </table:table-cell>
          <table:table-cell table:style-name="ce62" office:value-type="string">
            <text:p>WM1114-ND </text:p>
          </table:table-cell>
          <table:table-cell table:style-name="ce70" office:value-type="float" office:value="0.141">
            <text:p>0,1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538-08-50-0114</text:p>
          </table:table-cell>
          <table:table-cell table:style-name="ce70" office:value-type="float" office:value="0.1">
            <text:p>0,10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9178</text:p>
          </table:table-cell>
          <table:table-cell table:style-name="ce86" office:value-type="string">
            <text:p>08-50-0114</text:p>
          </table:table-cell>
          <table:table-cell table:style-name="ce70" office:value-type="float" office:value="0.075">
            <text:p>0,075</text:p>
          </table:table-cell>
          <table:table-cell table:style-name="ce77" office:value-type="float" office:value="100">
            <text:p>100</text:p>
          </table:table-cell>
          <table:table-cell table:style-name="ce97" office:value-type="string">
            <text:p>MX-0850-0114</text:p>
          </table:table-cell>
          <table:table-cell table:style-name="ce44" office:value-type="float" office:value="0.05772">
            <text:p>0,0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2" table:formula="of:=IF([.B76]&lt;&gt;&quot;&quot;;MIN([.H76];[.K76];[.N76];[.R76];[.U76]);&quot;&quot;)" office:value-type="currency" office:currency="EUR" office:value="0.05772">
            <text:p>0,058 €</text:p>
          </table:table-cell>
          <table:table-cell table:style-name="ce116" table:formula="of:=[.B76]" office:value-type="float" office:value="8">
            <text:p>8</text:p>
          </table:table-cell>
          <table:table-cell table:style-name="ce133" table:formula="of:=[.Z76]*[.AA76]" office:value-type="float" office:value="0.46176">
            <text:p>0,462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39-01-4030</text:p>
          </table:table-cell>
          <table:table-cell table:style-name="ce23" office:value-type="string">
            <text:p>Receptacle for X2</text:p>
          </table:table-cell>
          <table:table-cell table:style-name="ce36"/>
          <table:table-cell table:style-name="ce14" office:value-type="string">
            <text:p>9963480</text:p>
          </table:table-cell>
          <table:table-cell table:style-name="ce23" office:value-type="string">
            <text:p>39-01-4030</text:p>
          </table:table-cell>
          <table:table-cell table:style-name="ce45" office:value-type="float" office:value="0.204">
            <text:p>0,20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8434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4030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685</text:p>
          </table:table-cell>
          <table:table-cell table:style-name="ce87" office:value-type="string">
            <text:p>39-01-4030</text:p>
          </table:table-cell>
          <table:table-cell table:style-name="ce71"/>
          <table:table-cell table:style-name="ce78" office:value-type="float" office:value="5">
            <text:p>5</text:p>
          </table:table-cell>
          <table:table-cell table:style-name="ce96" office:value-type="string">
            <text:p>MX-5557-03R2</text:p>
          </table:table-cell>
          <table:table-cell table:style-name="ce45" office:value-type="float" office:value="0.1592">
            <text:p>0,159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/>
          <table:table-cell table:style-name="ce116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2" table:formula="of:=IF([.B77]&lt;&gt;&quot;&quot;;MIN([.H77];[.K77];[.N77];[.R77];[.U77]);&quot;&quot;)" office:value-type="currency" office:currency="EUR" office:value="0.1592">
            <text:p>0,159 €</text:p>
          </table:table-cell>
          <table:table-cell table:style-name="ce116" table:formula="of:=[.B77]" office:value-type="float" office:value="1">
            <text:p>1</text:p>
          </table:table-cell>
          <table:table-cell table:style-name="ce133" table:formula="of:=[.Z77]*[.AA77]" office:value-type="float" office:value="0.1592">
            <text:p>0,159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2" office:value-type="string">
            <text:p>Receptacle for X1</text:p>
          </table:table-cell>
          <table:table-cell table:style-name="ce35"/>
          <table:table-cell table:style-name="ce13" office:value-type="string">
            <text:p>151868</text:p>
          </table:table-cell>
          <table:table-cell table:style-name="ce22" office:value-type="string">
            <text:p>39-01-2060</text:p>
          </table:table-cell>
          <table:table-cell table:style-name="ce44" office:value-type="float" office:value="0.277">
            <text:p>0,277</text:p>
          </table:table-cell>
          <table:table-cell table:style-name="ce51" office:value-type="float" office:value="100">
            <text:p>100</text:p>
          </table:table-cell>
          <table:table-cell table:style-name="ce62" office:value-type="string">
            <text:p>WM3702-ND</text:p>
          </table:table-cell>
          <table:table-cell table:style-name="ce70" office:value-type="float" office:value="0.33">
            <text:p>0,3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01-2060</text:p>
          </table:table-cell>
          <table:table-cell table:style-name="ce70" office:value-type="float" office:value="0.34">
            <text:p>0,3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760</text:p>
          </table:table-cell>
          <table:table-cell table:style-name="ce86" office:value-type="string">
            <text:p>39-01-2060</text:p>
          </table:table-cell>
          <table:table-cell table:style-name="ce70" office:value-type="float" office:value="0.28">
            <text:p>0,280</text:p>
          </table:table-cell>
          <table:table-cell table:style-name="ce77" office:value-type="float" office:value="5">
            <text:p>5</text:p>
          </table:table-cell>
          <table:table-cell table:style-name="ce97" office:value-type="string">
            <text:p>MX-5557-06R</text:p>
          </table:table-cell>
          <table:table-cell table:style-name="ce44" office:value-type="float" office:value="0.1043">
            <text:p>0,104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/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2" table:formula="of:=IF([.B78]&lt;&gt;&quot;&quot;;MIN([.H78];[.K78];[.N78];[.R78];[.U78]);&quot;&quot;)" office:value-type="currency" office:currency="EUR" office:value="0.1043">
            <text:p>0,104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.1043">
            <text:p>0,104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9">
            <text:p>9</text:p>
          </table:table-cell>
          <table:table-cell table:style-name="ce14" office:value-type="string">
            <text:p>39-00-0078</text:p>
          </table:table-cell>
          <table:table-cell table:style-name="ce23" office:value-type="string">
            <text:p>Pins for X1, X2</text:p>
          </table:table-cell>
          <table:table-cell table:style-name="ce36"/>
          <table:table-cell table:style-name="ce14" office:value-type="string">
            <text:p>9732675</text:p>
          </table:table-cell>
          <table:table-cell table:style-name="ce23" office:value-type="string">
            <text:p>39-00-0078</text:p>
          </table:table-cell>
          <table:table-cell table:style-name="ce45" table:formula="of:=9.35/100" office:value-type="float" office:value="0.0935">
            <text:p>0,094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9154-ND</text:p>
          </table:table-cell>
          <table:table-cell table:style-name="ce71" office:value-type="float" office:value="0.137">
            <text:p>0,1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39-00-0078</text:p>
          </table:table-cell>
          <table:table-cell table:style-name="ce71" office:value-type="float" office:value="0.112">
            <text:p>0,11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5887</text:p>
          </table:table-cell>
          <table:table-cell table:style-name="ce87" office:value-type="string">
            <text:p>39-00-0078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MX-5556-T3L</text:p>
          </table:table-cell>
          <table:table-cell table:style-name="ce45" office:value-type="float" office:value="0.08164">
            <text:p>0,08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2" table:formula="of:=IF([.B79]&lt;&gt;&quot;&quot;;MIN([.H79];[.K79];[.N79];[.R79];[.U79]);&quot;&quot;)" office:value-type="currency" office:currency="EUR" office:value="0.08164">
            <text:p>0,082 €</text:p>
          </table:table-cell>
          <table:table-cell table:style-name="ce116" table:formula="of:=[.B79]" office:value-type="float" office:value="9">
            <text:p>9</text:p>
          </table:table-cell>
          <table:table-cell table:style-name="ce133" table:formula="of:=[.Z79]*[.AA79]" office:value-type="float" office:value="0.73476">
            <text:p>0,735</text:p>
          </table:table-cell>
          <table:table-cell table:number-columns-repeated="996"/>
        </table:table-row>
        <table:table-row table:style-name="ro11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4/3</text:p>
          </table:table-cell>
          <table:table-cell table:style-name="ce22" office:value-type="string">
            <text:p>4.8mm terminal; flat for J2, J3, J4</text:p>
          </table:table-cell>
          <table:table-cell table:style-name="ce35"/>
          <table:table-cell table:style-name="ce13" office:value-type="string">
            <text:p>-</text:p>
          </table:table-cell>
          <table:table-cell table:style-name="ce22"/>
          <table:table-cell table:style-name="ce44"/>
          <table:table-cell table:style-name="ce51"/>
          <table:table-cell table:style-name="ce62" office:value-type="string">
            <text:p>A122464-ND</text:p>
          </table:table-cell>
          <table:table-cell table:style-name="ce70" office:value-type="float" office:value="0.131">
            <text:p>0,1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571-60196-3 </text:p>
          </table:table-cell>
          <table:table-cell table:style-name="ce70" office:value-type="float" office:value="0.132">
            <text:p>0,1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19-6987</text:p>
          </table:table-cell>
          <table:table-cell table:style-name="ce86" office:value-type="string">
            <text:p>60196-3</text:p>
          </table:table-cell>
          <table:table-cell table:style-name="ce70" office:value-type="float" office:value="0.096">
            <text:p>0,096</text:p>
          </table:table-cell>
          <table:table-cell table:style-name="ce77" office:value-type="float" office:value="100">
            <text:p>100</text:p>
          </table:table-cell>
          <table:table-cell table:style-name="ce97" office:value-type="string">
            <text:p>ST-004/3</text:p>
          </table:table-cell>
          <table:table-cell table:style-name="ce44" office:value-type="float" office:value="0.04232">
            <text:p>0,042</text:p>
          </table:table-cell>
          <table:table-cell table:style-name="ce77" office:value-type="float" office:value="20">
            <text:p>20</text:p>
          </table:table-cell>
          <table:table-cell table:style-name="ce104" table:formula="of:=[.B80]" office:value-type="float" office:value="3">
            <text:p>3</text:p>
          </table:table-cell>
          <table:table-cell table:style-name="ce77"/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2" table:formula="of:=IF([.B80]&lt;&gt;&quot;&quot;;MIN([.H80];[.K80];[.N80];[.R80];[.U80]);&quot;&quot;)" office:value-type="currency" office:currency="EUR" office:value="0.04232">
            <text:p>0,042 €</text:p>
          </table:table-cell>
          <table:table-cell table:style-name="ce116" table:formula="of:=[.B80]" office:value-type="float" office:value="3">
            <text:p>3</text:p>
          </table:table-cell>
          <table:table-cell table:style-name="ce133" table:formula="of:=[.Z80]*[.AA80]" office:value-type="float" office:value="0.12696">
            <text:p>0,127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74:.AB80])" office:value-type="currency" office:currency="EUR" office:value="2.82878">
            <text:p>2,83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1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31/5" office:value-type="currency" office:currency="EUR" office:value="6.2">
            <text:p>6,200 €</text:p>
          </table:table-cell>
          <table:table-cell table:style-name="ce116" office:value-type="float" office:value="1">
            <text:p>1</text:p>
          </table:table-cell>
          <table:table-cell table:style-name="ce133" table:formula="of:=[.Z84]*[.AA84]" office:value-type="float" office:value="6.2">
            <text:p>6,2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84:.AB84])" office:value-type="currency" office:currency="EUR" office:value="6.2">
            <text:p>6,20 €</text:p>
          </table:table-cell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62]+[.AB81]+[.AB85]" office:value-type="currency" office:currency="EUR" office:value="36.55179">
            <text:p>36,55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4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4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4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5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6" table:number-rows-repeated="598">
          <table:table-cell table:number-columns-repeated="1024"/>
        </table:table-row>
        <table:table-row table:style-name="ro17" table:number-rows-repeated="18">
          <table:table-cell table:number-columns-repeated="1024"/>
        </table:table-row>
        <table:table-row table:style-name="ro16" table:number-rows-repeated="29">
          <table:table-cell table:number-columns-repeated="1024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39:'EEZ PSU consolidated BOM'.AB52" table:contains-header="false">
          <table:sort>
            <table:sort-by table:field-number="3" table:data-type="automatic"/>
          </table:sort>
        </table:database-range>
        <table:database-range table:target-range-address="'EEZ PSU consolidated BOM'.A4:'EEZ PSU consolidated BOM'.AMJ1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15.03.2019</text:date>, <text:time>18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2B2, 2018-03-1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3-15T18:49:34</dc:date>
    <meta:editing-cycles>2538</meta:editing-cycles>
    <meta:editing-duration>P14DT6H10M9S</meta:editing-duration>
    <meta:generator>OpenOffice/4.1.6$Unix OpenOffice.org_project/416m1$Build-9790</meta:generator>
    <meta:document-statistic meta:table-count="1" meta:cell-count="193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